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 Neue" svg:font-family="'Helvetica Neue', Helvetica, Roboto, Arial, sans-serif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 style:font-family-generic="roman" style:font-pitch="variable"/>
    <style:font-face style:name="Mangal3" svg:font-family="Mangal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NSimSun1" svg:font-family="NSimSun" style:font-pitch="variable"/>
    <style:font-face style:name="OpenSymbol" svg:font-family="OpenSymbol" style:font-charset="x-symbol"/>
    <style:font-face style:name="SimSun" svg:font-family="SimSun, 宋体" style:font-pitch="variable"/>
    <style:font-face style:name="SimSun1" svg:font-family="SimSun" style:font-pitch="variable"/>
    <style:font-face style:name="Symbol" svg:font-family="Symbol" style:font-family-generic="roman" style:font-pitch="variable"/>
    <style:font-face style:name="Ubuntu" svg:font-family="Ubuntu, 'Segoe UI', 'Helvetica Neue', Arial, sans-serif"/>
    <style:font-face style:name="arial" svg:font-family="arial, sans-serif"/>
  </office:font-face-decls>
  <office:automatic-styles>
    <style:style style:name="Tabela4" style:family="table">
      <style:table-properties style:width="16.461cm" fo:margin-left="0.5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.871cm"/>
    </style:style>
    <style:style style:name="Tabela4.B" style:family="table-column">
      <style:table-column-properties style:column-width="0.623cm"/>
    </style:style>
    <style:style style:name="Tabela4.C" style:family="table-column">
      <style:table-column-properties style:column-width="0.605cm"/>
    </style:style>
    <style:style style:name="Tabela4.H" style:family="table-column">
      <style:table-column-properties style:column-width="0.603cm"/>
    </style:style>
    <style:style style:name="Tabela4.J" style:family="table-column">
      <style:table-column-properties style:column-width="0.62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V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5" style:family="table-row">
      <style:table-row-properties fo:background-color="transparent" fo:keep-together="auto">
        <style:background-image/>
      </style:table-row-properties>
    </style:style>
    <style:style style:name="Tabela4.E5" style:family="table-cell">
      <style:table-cell-properties style:vertical-align="" fo:background-color="#808080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" style:family="table">
      <style:table-properties style:width="13.889cm" fo:margin-top="0cm" fo:margin-bottom="0cm" table:align="center" style:writing-mode="lr-tb"/>
    </style:style>
    <style:style style:name="Tabela2.A" style:family="table-column">
      <style:table-column-properties style:column-width="1.469cm"/>
    </style:style>
    <style:style style:name="Tabela2.B" style:family="table-column">
      <style:table-column-properties style:column-width="12.42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e7e6e6" fo:padding-left="0.199cm" fo:padding-right="0.191cm" fo:padding-top="0cm" fo:padding-bottom="0cm" fo:border="0.5pt solid #000000">
        <style:background-image/>
      </style:table-cell-properties>
    </style:style>
    <style:style style:name="Tabela2.A2" style:family="table-cell">
      <style:table-cell-properties fo:padding-left="0.199cm" fo:padding-right="0.191cm" fo:padding-top="0cm" fo:padding-bottom="0cm" fo:border="0.5pt solid #000000"/>
    </style:style>
    <style:style style:name="Tabela2.B2" style:family="table-cell">
      <style:table-cell-properties fo:padding-left="0.199cm" fo:padding-right="0.191cm" fo:padding-top="0cm" fo:padding-bottom="0cm" fo:border="0.5pt solid #000000"/>
    </style:style>
    <style:style style:name="Tabela2.A3" style:family="table-cell">
      <style:table-cell-properties fo:padding-left="0.199cm" fo:padding-right="0.191cm" fo:padding-top="0cm" fo:padding-bottom="0cm" fo:border="0.5pt solid #000000"/>
    </style:style>
    <style:style style:name="Tabela2.B3" style:family="table-cell">
      <style:table-cell-properties fo:padding-left="0.199cm" fo:padding-right="0.191cm" fo:padding-top="0cm" fo:padding-bottom="0cm" fo:border="0.5pt solid #000000"/>
    </style:style>
    <style:style style:name="Tabela2.A4" style:family="table-cell">
      <style:table-cell-properties fo:padding-left="0.199cm" fo:padding-right="0.191cm" fo:padding-top="0cm" fo:padding-bottom="0cm" fo:border="0.5pt solid #000000"/>
    </style:style>
    <style:style style:name="Tabela2.B4" style:family="table-cell">
      <style:table-cell-properties fo:padding-left="0.199cm" fo:padding-right="0.191cm" fo:padding-top="0cm" fo:padding-bottom="0cm" fo:border="0.5pt solid #000000"/>
    </style:style>
    <style:style style:name="Tabela2.A5" style:family="table-cell">
      <style:table-cell-properties fo:padding-left="0.199cm" fo:padding-right="0.191cm" fo:padding-top="0cm" fo:padding-bottom="0cm" fo:border="0.5pt solid #000000"/>
    </style:style>
    <style:style style:name="Tabela2.B5" style:family="table-cell">
      <style:table-cell-properties fo:padding-left="0.199cm" fo:padding-right="0.191cm" fo:padding-top="0cm" fo:padding-bottom="0cm" fo:border="0.5pt solid #000000"/>
    </style:style>
    <style:style style:name="Tabela2.A6" style:family="table-cell">
      <style:table-cell-properties fo:padding-left="0.199cm" fo:padding-right="0.191cm" fo:padding-top="0cm" fo:padding-bottom="0cm" fo:border="0.5pt solid #000000"/>
    </style:style>
    <style:style style:name="Tabela2.B6" style:family="table-cell">
      <style:table-cell-properties fo:padding-left="0.199cm" fo:padding-right="0.191cm" fo:padding-top="0cm" fo:padding-bottom="0cm" fo:border="0.5pt solid #000000"/>
    </style:style>
    <style:style style:name="Tabela2.A7" style:family="table-cell">
      <style:table-cell-properties fo:padding-left="0.199cm" fo:padding-right="0.191cm" fo:padding-top="0cm" fo:padding-bottom="0cm" fo:border="0.5pt solid #000000"/>
    </style:style>
    <style:style style:name="Tabela2.B7" style:family="table-cell">
      <style:table-cell-properties fo:padding-left="0.199cm" fo:padding-right="0.191cm" fo:padding-top="0cm" fo:padding-bottom="0cm" fo:border="0.5pt solid #000000"/>
    </style:style>
    <style:style style:name="Tabela2.A8" style:family="table-cell">
      <style:table-cell-properties fo:padding-left="0.199cm" fo:padding-right="0.191cm" fo:padding-top="0cm" fo:padding-bottom="0cm" fo:border="0.5pt solid #000000"/>
    </style:style>
    <style:style style:name="Tabela2.B8" style:family="table-cell">
      <style:table-cell-properties fo:padding-left="0.199cm" fo:padding-right="0.191cm" fo:padding-top="0cm" fo:padding-bottom="0cm" fo:border="0.5pt solid #000000"/>
    </style:style>
    <style:style style:name="Tabela2.A9" style:family="table-cell">
      <style:table-cell-properties fo:padding-left="0.199cm" fo:padding-right="0.191cm" fo:padding-top="0cm" fo:padding-bottom="0cm" fo:border="0.5pt solid #000000"/>
    </style:style>
    <style:style style:name="Tabela2.B9" style:family="table-cell">
      <style:table-cell-properties fo:padding-left="0.199cm" fo:padding-right="0.191cm" fo:padding-top="0cm" fo:padding-bottom="0cm" fo:border="0.5pt solid #000000"/>
    </style:style>
    <style:style style:name="Tabela2.A10" style:family="table-cell">
      <style:table-cell-properties fo:padding-left="0.199cm" fo:padding-right="0.191cm" fo:padding-top="0cm" fo:padding-bottom="0cm" fo:border="0.5pt solid #000000"/>
    </style:style>
    <style:style style:name="Tabela2.B10" style:family="table-cell">
      <style:table-cell-properties fo:padding-left="0.199cm" fo:padding-right="0.191cm" fo:padding-top="0cm" fo:padding-bottom="0cm" fo:border="0.5pt solid #000000"/>
    </style:style>
    <style:style style:name="Tabela2.A11" style:family="table-cell">
      <style:table-cell-properties fo:padding-left="0.199cm" fo:padding-right="0.191cm" fo:padding-top="0cm" fo:padding-bottom="0cm" fo:border="0.5pt solid #000000"/>
    </style:style>
    <style:style style:name="Tabela2.B1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line-height="150%" fo:text-align="end" style:justify-single-word="false"/>
    </style:style>
    <style:style style:name="P2" style:family="paragraph" style:parent-style-name="Standard">
      <style:paragraph-properties fo:line-height="150%" fo:text-align="end" style:justify-single-word="false"/>
      <style:text-properties officeooo:paragraph-rsid="00080e6b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weight="bold" style:font-weight-asian="bold" style:font-name-complex="Arial1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weight="bold" style:font-weight-asian="bold" style:font-name-complex="Arial1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fo:font-weight="bold" officeooo:paragraph-rsid="001ac405" style:font-weight-asian="bold" style:font-name-complex="Arial1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fo:font-size="12pt" fo:font-weight="bold" style:font-size-asian="12pt" style:font-weight-asian="bold" style:font-name-complex="Arial1" style:font-size-complex="12pt"/>
    </style:style>
    <style:style style:name="P8" style:family="paragraph" style:parent-style-name="Standard">
      <style:paragraph-properties fo:line-height="150%"/>
      <style:text-properties style:font-name="Arial1" fo:font-size="12pt" fo:font-weight="bold" style:font-size-asian="12pt" style:font-weight-asian="bold" style:font-name-complex="Arial1" style:font-size-complex="12pt"/>
    </style:style>
    <style:style style:name="P9" style:family="paragraph" style:parent-style-name="_36_3_20_Título_20_de_20_Seção">
      <style:paragraph-properties fo:text-align="justify" style:justify-single-word="false"/>
      <style:text-properties style:font-name="Arial1" fo:font-size="12pt" fo:font-weight="bold" officeooo:paragraph-rsid="000dcfaa" style:font-name-asian="Symbol" style:font-size-asian="12pt" style:font-weight-asian="bold" style:font-name-complex="Arial1" style:font-size-complex="12pt" style:font-weight-complex="bold"/>
    </style:style>
    <style:style style:name="P10" style:family="paragraph" style:parent-style-name="_36_3_20_Título_20_de_20_Seção">
      <style:paragraph-properties fo:text-align="justify" style:justify-single-word="false"/>
      <style:text-properties style:font-name="Arial1" fo:font-size="12pt" fo:font-weight="bold" officeooo:paragraph-rsid="0035246a" style:font-name-asian="Symbol" style:font-size-asian="12pt" style:font-weight-asian="bold" style:font-name-complex="Arial1" style:font-size-complex="12pt" style:font-weight-complex="bold"/>
    </style:style>
    <style:style style:name="P11" style:family="paragraph" style:parent-style-name="_36_3_20_Título_20_de_20_Seção">
      <style:paragraph-properties fo:text-align="justify" style:justify-single-word="false"/>
      <style:text-properties style:font-name="Arial1" fo:font-size="12pt" fo:font-weight="bold" officeooo:paragraph-rsid="0035c833" style:font-name-asian="Symbol" style:font-size-asian="12pt" style:font-weight-asian="bold" style:font-name-complex="Arial1" style:font-size-complex="12pt" style:font-weight-complex="bold"/>
    </style:style>
    <style:style style:name="P12" style:family="paragraph" style:parent-style-name="Standard">
      <style:paragraph-properties fo:line-height="150%"/>
      <style:text-properties style:font-name="Arial1" fo:font-size="12pt" fo:language="en" fo:country="US" style:font-name-asian="Symbol" style:font-size-asian="12pt" style:font-name-complex="Arial1" style:font-size-complex="12pt"/>
    </style:style>
    <style:style style:name="P13" style:family="paragraph" style:parent-style-name="_31__20_texto">
      <style:text-properties style:font-name="Arial1" fo:font-size="12pt" fo:language="en" fo:country="US" style:font-name-asian="Symbol" style:font-size-asian="12pt" style:font-name-complex="Arial1" style:font-size-complex="12pt"/>
    </style:style>
    <style:style style:name="P14" style:family="paragraph" style:parent-style-name="_36_3_20_Título_20_de_20_Seção">
      <style:paragraph-properties fo:text-align="center" style:justify-single-word="false"/>
      <style:text-properties style:font-name="Arial1" fo:font-size="12pt" fo:language="en" fo:country="US" style:font-name-asian="Symbol" style:font-size-asian="12pt" style:font-name-complex="Arial1" style:font-size-complex="12pt"/>
    </style:style>
    <style:style style:name="P15" style:family="paragraph" style:parent-style-name="_36_1_20_título_20_do_20_artigo">
      <style:text-properties style:font-name="Arial1" fo:font-size="12pt" fo:language="en" fo:country="US" style:font-name-asian="Symbol" style:font-size-asian="12pt" style:font-name-complex="Arial1" style:font-size-complex="12pt"/>
    </style:style>
    <style:style style:name="P16" style:family="paragraph" style:parent-style-name="_31_1_20_resumos">
      <style:text-properties style:font-name="Arial1" fo:font-size="12pt" fo:language="en" fo:country="US" style:font-name-asian="Symbol" style:font-size-asian="12pt" style:font-name-complex="Arial1" style:font-size-complex="12pt"/>
    </style:style>
    <style:style style:name="P17" style:family="paragraph" style:parent-style-name="_36_3_20_Título_20_de_20_Seção">
      <style:text-properties style:font-name="Arial1" fo:font-size="12pt" style:font-name-asian="Symbol" style:font-size-asian="12pt" style:font-name-complex="Arial1" style:font-size-complex="12pt"/>
    </style:style>
    <style:style style:name="P18" style:family="paragraph" style:parent-style-name="_36_3_20_Título_20_de_20_Seção">
      <style:paragraph-properties fo:text-align="center" style:justify-single-word="false"/>
      <style:text-properties style:font-name="Arial1" fo:font-size="12pt" style:font-name-asian="Symbol" style:font-size-asian="12pt" style:font-name-complex="Arial1" style:font-size-complex="12pt"/>
    </style:style>
    <style:style style:name="P19" style:family="paragraph" style:parent-style-name="_36_3_20_Título_20_de_20_Seção">
      <style:paragraph-properties fo:text-align="center" style:justify-single-word="false" fo:break-before="page"/>
      <style:text-properties style:font-name="Arial1" fo:font-size="12pt" style:font-name-asian="Symbol" style:font-size-asian="12pt" style:font-name-complex="Arial1" style:font-size-complex="12pt"/>
    </style:style>
    <style:style style:name="P20" style:family="paragraph" style:parent-style-name="_36_3_20_Título_20_de_20_Seção">
      <style:paragraph-properties fo:text-align="justify" style:justify-single-word="false"/>
      <style:text-properties style:font-name="Arial1" fo:font-size="12pt" fo:font-weight="normal" officeooo:paragraph-rsid="000dcfaa" style:font-name-asian="Symbol" style:font-size-asian="12pt" style:font-weight-asian="normal" style:font-name-complex="Arial1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1" style:font-name-complex="Arial1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Arial1" officeooo:paragraph-rsid="000dcfaa" style:font-name-complex="Arial1"/>
    </style:style>
    <style:style style:name="P23" style:family="paragraph" style:parent-style-name="Standard">
      <style:paragraph-properties fo:text-align="center" style:justify-single-word="false"/>
      <style:text-properties style:font-name="Arial1" fo:font-size="10pt" officeooo:paragraph-rsid="000dcfaa" style:font-size-asian="10pt" style:font-size-complex="10pt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>
        <style:tab-stops>
          <style:tab-stop style:position="6.482cm"/>
        </style:tab-stops>
      </style:paragraph-properties>
      <style:text-properties style:font-name="Arial1" fo:font-size="10pt" officeooo:paragraph-rsid="000dcfaa" style:font-size-asian="10pt" style:font-size-complex="10pt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499cm" style:auto-text-indent="false" style:page-number="auto" fo:background-color="transparent">
        <style:tab-stops>
          <style:tab-stop style:position="6.482cm"/>
        </style:tab-stops>
      </style:paragraph-properties>
      <style:text-properties style:font-name="Arial1" fo:font-size="10pt" officeooo:paragraph-rsid="000dcfaa" style:font-size-asian="10pt" style:font-size-complex="10pt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Arial1" fo:font-size="10pt" officeooo:rsid="000e8508" officeooo:paragraph-rsid="000dcfaa" style:font-size-asian="10pt" style:font-size-complex="10pt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499cm" style:auto-text-indent="false" style:page-number="auto" fo:background-color="transparent"/>
      <style:text-properties style:font-name="Arial1" fo:font-size="10pt" officeooo:rsid="000e8508" officeooo:paragraph-rsid="000dcfaa" style:font-size-asian="10pt" style:font-size-complex="10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482cm"/>
        </style:tab-stops>
      </style:paragraph-properties>
      <style:text-properties style:font-name="Arial1" fo:font-size="10pt" officeooo:rsid="001eb652" officeooo:paragraph-rsid="000dcfaa" style:font-size-asian="10pt" style:font-size-complex="10pt"/>
    </style:style>
    <style:style style:name="P29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font-name="Arial1" fo:font-size="10pt" style:font-name-asian="Symbol" style:font-size-asian="10pt" style:font-name-complex="Arial1" style:font-size-complex="10pt" fo:hyphenate="false" fo:hyphenation-remain-char-count="2" fo:hyphenation-push-char-count="2" loext:hyphenation-no-caps="false"/>
    </style:style>
    <style:style style:name="P30" style:family="paragraph" style:parent-style-name="Footnote">
      <style:text-properties style:font-name="Arial1" officeooo:rsid="00080e6b" officeooo:paragraph-rsid="00080e6b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6.482cm"/>
        </style:tab-stops>
      </style:paragraph-properties>
      <style:text-properties style:font-name="Arial1" fo:font-size="11pt" officeooo:rsid="001eb652" officeooo:paragraph-rsid="000dcfaa" style:font-size-asian="11pt" style:font-size-complex="11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482cm"/>
        </style:tab-stops>
      </style:paragraph-properties>
      <style:text-properties style:font-name="Arial1" fo:font-size="11pt" officeooo:rsid="0010409f" officeooo:paragraph-rsid="000dcfaa" style:font-size-asian="11pt" style:font-size-complex="11pt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482cm"/>
        </style:tab-stops>
      </style:paragraph-properties>
      <style:text-properties style:font-name="Arial1" fo:font-size="11pt" officeooo:paragraph-rsid="000dcfaa" style:font-size-asian="11pt" style:font-size-complex="11pt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6.482cm"/>
        </style:tab-stops>
      </style:paragraph-properties>
      <style:text-properties style:font-name="Arial1" fo:font-size="11pt" officeooo:paragraph-rsid="000dcfaa" style:font-size-asian="11pt" style:font-size-complex="11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482cm"/>
        </style:tab-stops>
      </style:paragraph-properties>
      <style:text-properties style:font-name="Arial1" fo:font-size="11pt" officeooo:rsid="00110616" officeooo:paragraph-rsid="000dcfaa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size="11pt" officeooo:rsid="00110616" officeooo:paragraph-rsid="000dcfaa" style:font-size-asian="11pt" style:font-size-complex="11pt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6.482cm"/>
        </style:tab-stops>
      </style:paragraph-properties>
      <style:text-properties style:font-name="Arial1" fo:font-size="11pt" fo:font-weight="bold" officeooo:paragraph-rsid="000dcfaa" style:font-size-asian="11pt" style:font-weight-asian="bold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Arial1" officeooo:rsid="00110616" officeooo:paragraph-rsid="000dcfaa"/>
    </style:style>
    <style:style style:name="P39" style:family="paragraph" style:parent-style-name="Table_20_Contents">
      <style:paragraph-properties fo:text-align="center" style:justify-single-word="false"/>
      <style:text-properties style:font-name="Arial1" officeooo:paragraph-rsid="000dcfaa"/>
    </style:style>
    <style:style style:name="P40" style:family="paragraph" style:parent-style-name="Standard">
      <style:paragraph-properties fo:line-height="150%" fo:text-align="end" style:justify-single-word="false"/>
      <style:text-properties fo:font-weight="normal" style:font-weight-asian="normal"/>
    </style:style>
    <style:style style:name="P41" style:family="paragraph" style:parent-style-name="Standard">
      <style:text-properties fo:color="#000000" loext:opacity="100%" style:font-name="Arial1" style:font-name-complex="Arial1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Arial1" style:font-name-complex="Arial1"/>
    </style:style>
    <style:style style:name="P43" style:family="paragraph" style:parent-style-name="Standard">
      <style:paragraph-properties fo:line-height="150%" fo:text-align="start" style:justify-single-word="false"/>
      <style:text-properties fo:color="#000000" loext:opacity="100%" style:font-name="Arial1" style:font-name-complex="Arial1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Arial1" fo:font-size="12pt" fo:background-color="#ffff00" style:font-name-asian="Symbol" style:font-size-asian="12pt" style:font-name-complex="Arial1" style:font-size-complex="12pt"/>
    </style:style>
    <style:style style:name="P45" style:family="paragraph" style:parent-style-name="Standard">
      <style:paragraph-properties fo:line-height="150%" fo:text-align="center" style:justify-single-word="false"/>
      <style:text-properties fo:color="#000000" loext:opacity="100%" style:font-name="Arial1" fo:font-size="12pt" fo:font-weight="bold" style:font-name-asian="Symbol" style:font-size-asian="12pt" style:font-weight-asian="bold" style:font-name-complex="Arial1" style:font-size-complex="12pt" style:font-weight-complex="bold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1" fo:font-size="12pt" style:font-name-asian="Symbol" style:font-size-asian="12pt" style:font-name-complex="Arial1" style:font-size-complex="12pt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Arial1" fo:font-size="12pt" style:font-name-asian="Symbol" style:font-size-asian="12pt" style:font-name-complex="Arial1" style:font-size-complex="12pt"/>
    </style:style>
    <style:style style:name="P48" style:family="paragraph" style:parent-style-name="_36_3_20_Título_20_de_20_Seção">
      <style:paragraph-properties fo:text-align="center" style:justify-single-word="false"/>
      <style:text-properties fo:color="#000000" loext:opacity="100%" style:font-name="Arial1" fo:font-size="12pt" fo:language="en" fo:country="US" officeooo:paragraph-rsid="0025bc3f" fo:background-color="#ffff00" style:font-name-asian="Symbol" style:font-size-asian="12pt" style:font-name-complex="Arial1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font-name="Arial1" officeooo:rsid="00110616" officeooo:paragraph-rsid="000dcfaa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Arial" style:text-underline-style="none" officeooo:paragraph-rsid="0017c36f" style:font-name-complex="Arial2"/>
    </style:style>
    <style:style style:name="P51" style:family="paragraph" style:parent-style-name="Standard">
      <style:paragraph-properties fo:text-align="start" style:justify-single-word="false"/>
    </style:style>
    <style:style style:name="P52" style:family="paragraph" style:parent-style-name="Standard">
      <style:paragraph-properties style:line-height-at-least="0.353cm" fo:text-align="start" style:justify-single-word="false"/>
    </style:style>
    <style:style style:name="P53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rial1" fo:font-size="12pt" fo:language="pt" fo:country="BR" officeooo:paragraph-rsid="000dcfaa" style:letter-kerning="true" style:font-name-asian="Symbol" style:font-size-asian="12pt" style:language-asian="zh" style:country-asian="CN" style:font-name-complex="Arial1" style:language-complex="hi" style:country-complex="IN" fo:hyphenate="false" fo:hyphenation-remain-char-count="2" fo:hyphenation-push-char-count="2" loext:hyphenation-no-caps="false"/>
    </style:style>
    <style:style style:name="P54" style:family="paragraph" style:parent-style-name="_36_3_20_Título_20_de_20_Seçã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rial1" fo:font-size="12pt" fo:language="pt" fo:country="BR" officeooo:paragraph-rsid="000cfcab" style:letter-kerning="true" style:font-name-asian="Symbol" style:font-size-asian="12pt" style:language-asian="zh" style:country-asian="CN" style:font-name-complex="Arial1" style:language-complex="hi" style:country-complex="IN" fo:hyphenate="false" fo:hyphenation-remain-char-count="2" fo:hyphenation-push-char-count="2" loext:hyphenation-no-caps="false"/>
    </style:style>
    <style:style style:name="P55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1" fo:font-size="12pt" fo:language="pt" fo:country="BR" style:letter-kerning="true" style:font-name-asian="Symbol" style:font-size-asian="12pt" style:language-asian="zh" style:country-asian="CN" style:font-name-complex="Arial1" style:language-complex="hi" style:country-complex="IN" fo:hyphenate="false" fo:hyphenation-remain-char-count="2" fo:hyphenation-push-char-count="2" loext:hyphenation-no-caps="false"/>
    </style:style>
    <style:style style:name="P56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1" fo:font-size="12pt" fo:language="pt" fo:country="BR" officeooo:rsid="000cfcab" officeooo:paragraph-rsid="000dcfaa" style:letter-kerning="true" style:font-name-asian="Symbol" style:font-size-asian="12pt" style:language-asian="zh" style:country-asian="CN" style:font-name-complex="Arial1" style:language-complex="hi" style:country-complex="IN" fo:hyphenate="false" fo:hyphenation-remain-char-count="2" fo:hyphenation-push-char-count="2" loext:hyphenation-no-caps="false"/>
    </style:style>
    <style:style style:name="P57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rial1" fo:font-size="12pt" fo:language="pt" fo:country="BR" officeooo:rsid="000cfcab" officeooo:paragraph-rsid="00112634" style:letter-kerning="true" style:font-name-asian="Symbol" style:font-size-asian="12pt" style:language-asian="zh" style:country-asian="CN" style:font-name-complex="Arial1" style:language-complex="hi" style:country-complex="IN" fo:hyphenate="false" fo:hyphenation-remain-char-count="2" fo:hyphenation-push-char-count="2" loext:hyphenation-no-caps="false"/>
    </style:style>
    <style:style style:name="P58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1" fo:font-size="12pt" fo:language="pt" fo:country="BR" officeooo:rsid="000dcfaa" officeooo:paragraph-rsid="000dcfaa" style:letter-kerning="true" style:font-name-asian="Symbol" style:font-size-asian="12pt" style:language-asian="zh" style:country-asian="CN" style:font-name-complex="Arial1" style:language-complex="hi" style:country-complex="IN" fo:hyphenate="false" fo:hyphenation-remain-char-count="2" fo:hyphenation-push-char-count="2" loext:hyphenation-no-caps="false"/>
    </style:style>
    <style:style style:name="P59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rial1" fo:font-size="12pt" fo:language="pt" fo:country="BR" officeooo:rsid="000cfcab" officeooo:paragraph-rsid="000dcfaa" style:letter-kerning="true" style:font-name-asian="Symbol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style>
    <style:style style:name="P60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1" fo:font-size="12pt" fo:language="pt" fo:country="BR" officeooo:rsid="000cfcab" officeooo:paragraph-rsid="000dcfaa" style:letter-kerning="true" style:font-name-asian="Symbol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style>
    <style:style style:name="P61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1" fo:font-size="12pt" fo:language="pt" fo:country="BR" officeooo:rsid="000cfcab" style:letter-kerning="true" style:font-name-asian="Symbol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style>
    <style:style style:name="P62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1" fo:font-size="12pt" fo:language="pt" fo:country="BR" officeooo:rsid="000cfcab" officeooo:paragraph-rsid="000cfcab" style:letter-kerning="true" style:font-name-asian="Symbol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style>
    <style:style style:name="P63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rial1" fo:font-size="12pt" fo:language="pt" fo:country="BR" officeooo:rsid="000cfcab" officeooo:paragraph-rsid="000cfcab" style:letter-kerning="true" style:font-name-asian="Symbol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style>
    <style:style style:name="P64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1" fo:font-size="12pt" fo:language="pt" fo:country="BR" style:letter-kerning="true" style:font-name-asian="Symbol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style>
    <style:style style:name="P65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>
        <style:tab-stops>
          <style:tab-stop style:position="6.482cm"/>
        </style:tab-stops>
      </style:paragraph-properties>
      <style:text-properties style:use-window-font-color="true" loext:opacity="0%" style:font-name="Arial1" fo:font-size="12pt" fo:language="pt" fo:country="BR" officeooo:paragraph-rsid="000dcfaa" style:letter-kerning="true" style:font-name-asian="Symbol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style>
    <style:style style:name="P66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1" fo:font-size="12pt" fo:language="pt" fo:country="BR" officeooo:rsid="0006c249" officeooo:paragraph-rsid="001bd620" style:letter-kerning="true" fo:background-color="transparent" style:font-name-asian="Symbol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style>
    <style:style style:name="P67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1" fo:font-size="12pt" fo:language="pt" fo:country="BR" officeooo:rsid="0006c249" officeooo:paragraph-rsid="002ef0d0" style:letter-kerning="true" fo:background-color="transparent" style:font-name-asian="Symbol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style>
    <style:style style:name="P68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1" fo:font-size="12pt" fo:language="pt" fo:country="BR" officeooo:rsid="002ef0d0" officeooo:paragraph-rsid="00319b4a" style:letter-kerning="true" fo:background-color="transparent" style:font-name-asian="Symbol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style>
    <style:style style:name="P69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rial1" fo:font-size="12pt" fo:language="pt" fo:country="BR" fo:font-style="italic" officeooo:rsid="000cfcab" officeooo:paragraph-rsid="000dcfaa" style:letter-kerning="true" style:font-name-asian="Symbol" style:font-size-asian="12pt" style:language-asian="zh" style:country-asian="CN" style:font-style-asian="italic" style:font-name-complex="Arial1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P70" style:family="paragraph" style:parent-style-name="_36_3_20_Título_20_de_20_Seção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style:font-name="Arial1" fo:font-size="12pt" fo:language="pt" fo:country="BR" fo:font-weight="bold" officeooo:rsid="000dcfaa" officeooo:paragraph-rsid="000dcfaa" style:letter-kerning="true" style:font-name-asian="Symbol" style:font-size-asian="12pt" style:language-asian="zh" style:country-asian="CN" style:font-weight-asian="bold" style:font-name-complex="Arial1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71" style:family="paragraph" style:parent-style-name="_36_3_20_Título_20_de_20_Seção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Arial1" fo:font-size="12pt" fo:language="pt" fo:country="BR" fo:font-weight="bold" officeooo:rsid="000dcfaa" officeooo:paragraph-rsid="000dcfaa" style:letter-kerning="true" style:font-name-asian="Symbol" style:font-size-asian="12pt" style:language-asian="zh" style:country-asian="CN" style:font-weight-asian="bold" style:font-name-complex="Arial1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72" style:family="paragraph" style:parent-style-name="_36_3_20_Título_20_de_20_Seçã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1" fo:font-size="12pt" fo:language="pt" fo:country="BR" fo:font-weight="bold" officeooo:rsid="000dcfaa" officeooo:paragraph-rsid="000dcfaa" style:letter-kerning="true" style:font-name-asian="Symbol" style:font-size-asian="12pt" style:language-asian="zh" style:country-asian="CN" style:font-weight-asian="bold" style:font-name-complex="Arial1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73" style:family="paragraph" style:parent-style-name="_36_3_20_Título_20_de_20_Seção">
      <style:paragraph-properties fo:text-align="justify" style:justify-single-word="false"/>
      <style:text-properties style:use-window-font-color="true" loext:opacity="0%" style:font-name="Arial1" fo:font-size="12pt" fo:language="pt" fo:country="BR" fo:font-weight="bold" officeooo:rsid="0035246a" officeooo:paragraph-rsid="0035246a" style:letter-kerning="true" style:font-name-asian="Symbol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P74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1" fo:font-size="12pt" fo:language="pt" fo:country="BR" fo:font-weight="bold" style:letter-kerning="true" style:font-name-asian="Symbol" style:font-size-asian="12pt" style:language-asian="zh" style:country-asian="CN" style:font-weight-asian="bold" style:font-name-complex="Arial1" style:language-complex="hi" style:country-complex="IN" style:font-weight-complex="bold" fo:hyphenate="false" fo:hyphenation-remain-char-count="2" fo:hyphenation-push-char-count="2" loext:hyphenation-no-caps="false"/>
    </style:style>
    <style:style style:name="P75" style:family="paragraph" style:parent-style-name="_36_3_20_Título_20_de_20_Seção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Arial1" fo:font-size="12pt" fo:language="pt" fo:country="BR" fo:font-weight="bold" officeooo:rsid="000dcfaa" officeooo:paragraph-rsid="000dcfaa" style:letter-kerning="true" fo:background-color="transparent" style:font-name-asian="Symbol" style:font-size-asian="12pt" style:language-asian="zh" style:country-asian="CN" style:font-weight-asian="bold" style:font-name-complex="Arial1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76" style:family="paragraph" style:parent-style-name="_36_3_20_Título_20_de_20_Seçã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1" fo:font-size="12pt" fo:language="pt" fo:country="BR" fo:font-weight="normal" officeooo:rsid="000dcfaa" officeooo:paragraph-rsid="000dcfaa" style:letter-kerning="true" style:font-name-asian="Symbol" style:font-size-asian="12pt" style:language-asian="zh" style:country-asian="CN" style:font-weight-asian="normal" style:font-name-complex="Arial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77" style:family="paragraph" style:parent-style-name="_31__20_texto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Arial1" fo:font-size="12pt" fo:language="pt" fo:country="BR" fo:font-weight="normal" officeooo:rsid="000dcfaa" officeooo:paragraph-rsid="000dcfaa" style:letter-kerning="true" style:font-name-asian="Symbol" style:font-size-asian="12pt" style:language-asian="zh" style:country-asian="CN" style:font-weight-asian="normal" style:font-name-complex="Arial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78" style:family="paragraph" style:parent-style-name="_36_3_20_Título_20_de_20_Seção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Arial1" fo:font-size="12pt" fo:language="pt" fo:country="BR" fo:font-weight="normal" officeooo:rsid="000dcfaa" officeooo:paragraph-rsid="000dcfaa" style:letter-kerning="true" style:font-name-asian="Symbol" style:font-size-asian="12pt" style:language-asian="zh" style:country-asian="CN" style:font-weight-asian="normal" style:font-name-complex="Arial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79" style:family="paragraph" style:parent-style-name="_36_3_20_Título_20_de_20_Seção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3cm" style:auto-text-indent="false" fo:background-color="transparent" style:writing-mode="lr-tb"/>
      <style:text-properties style:use-window-font-color="true" loext:opacity="0%" style:font-name="Arial1" fo:font-size="12pt" fo:language="pt" fo:country="BR" fo:font-weight="normal" officeooo:rsid="000dcfaa" officeooo:paragraph-rsid="000dcfaa" style:letter-kerning="true" style:font-name-asian="Symbol" style:font-size-asian="12pt" style:language-asian="zh" style:country-asian="CN" style:font-weight-asian="normal" style:font-name-complex="Arial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80" style:family="paragraph" style:parent-style-name="_36_3_20_Título_20_de_20_Seção">
      <style:text-properties officeooo:paragraph-rsid="000cfcab"/>
    </style:style>
    <style:style style:name="P81" style:family="paragraph" style:parent-style-name="_36_3_20_Título_20_de_20_Seção">
      <style:paragraph-properties fo:text-align="center" style:justify-single-word="false"/>
      <style:text-properties officeooo:paragraph-rsid="0017c36f"/>
    </style:style>
    <style:style style:name="P8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7c36f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style:text-underline-style="none" officeooo:paragraph-rsid="0017c36f" style:font-name-complex="Arial2"/>
    </style:style>
    <style:style style:name="P8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Arial" style:text-underline-style="none" officeooo:paragraph-rsid="0017c36f" style:font-name-complex="Arial2"/>
    </style:style>
    <style:style style:name="P85" style:family="paragraph" style:parent-style-name="Unipampa_20_-_20_Parágrafo_20_do_20_Resumo">
      <style:text-properties officeooo:paragraph-rsid="00120782"/>
    </style:style>
    <style:style style:name="P86" style:family="paragraph" style:parent-style-name="_31__20_texto" style:list-style-name="L1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1" fo:font-size="12pt" fo:language="pt" fo:country="BR" officeooo:rsid="002ef0d0" officeooo:paragraph-rsid="00319b4a" style:letter-kerning="true" fo:background-color="transparent" style:font-name-asian="Symbol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style>
    <style:style style:name="P87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1" fo:font-size="12pt" fo:language="pt" fo:country="BR" fo:font-weight="normal" officeooo:rsid="0035c833" officeooo:paragraph-rsid="0039cb64" style:letter-kerning="true" style:font-name-asian="Symbol" style:font-size-asian="12pt" style:language-asian="zh" style:country-asian="CN" style:font-weight-asian="normal" style:font-name-complex="Arial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88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1" fo:font-size="12pt" fo:language="pt" fo:country="BR" fo:font-weight="normal" officeooo:rsid="0035c833" officeooo:paragraph-rsid="003b52e6" style:letter-kerning="true" style:font-name-asian="Symbol" style:font-size-asian="12pt" style:language-asian="zh" style:country-asian="CN" style:font-weight-asian="normal" style:font-name-complex="Arial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89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1" fo:font-size="12pt" fo:language="pt" fo:country="BR" fo:font-weight="normal" officeooo:rsid="0035c833" officeooo:paragraph-rsid="003f60ed" style:letter-kerning="true" style:font-name-asian="Symbol" style:font-size-asian="12pt" style:language-asian="zh" style:country-asian="CN" style:font-weight-asian="normal" style:font-name-complex="Arial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90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1" fo:font-size="12pt" fo:language="pt" fo:country="BR" fo:font-weight="normal" officeooo:rsid="003b52e6" officeooo:paragraph-rsid="003b52e6" style:letter-kerning="true" style:font-name-asian="Symbol" style:font-size-asian="12pt" style:language-asian="zh" style:country-asian="CN" style:font-weight-asian="normal" style:font-name-complex="Arial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91" style:family="paragraph" style:parent-style-name="_36_3_20_Título_20_de_20_Seção">
      <style:paragraph-properties fo:text-align="justify" style:justify-single-word="false"/>
      <style:text-properties style:font-name="Arial1" fo:font-size="12pt" fo:font-weight="bold" officeooo:paragraph-rsid="000dcfaa" style:font-name-asian="Symbol" style:font-size-asian="12pt" style:font-weight-asian="bold" style:font-name-complex="Arial1" style:font-size-complex="12pt" style:font-weight-complex="bold"/>
    </style:style>
    <style:style style:name="P92" style:family="paragraph" style:parent-style-name="_36_3_20_Título_20_de_20_Seção">
      <style:paragraph-properties fo:text-align="justify" style:justify-single-word="false"/>
      <style:text-properties style:font-name="Arial1" fo:font-size="12pt" fo:font-weight="bold" officeooo:paragraph-rsid="0035c833" style:font-name-asian="Symbol" style:font-size-asian="12pt" style:font-weight-asian="bold" style:font-name-complex="Arial1" style:font-size-complex="12pt" style:font-weight-complex="bold"/>
    </style:style>
    <style:style style:name="P93" style:family="paragraph" style:parent-style-name="_36_3_20_Título_20_de_20_Seção">
      <style:paragraph-properties fo:text-align="justify" style:justify-single-word="false"/>
      <style:text-properties style:font-name="Arial1" fo:font-size="12pt" fo:font-weight="bold" officeooo:paragraph-rsid="0041a69c" style:font-name-asian="Symbol" style:font-size-asian="12pt" style:font-weight-asian="bold" style:font-name-complex="Arial1" style:font-size-complex="12pt" style:font-weight-complex="bold"/>
    </style:style>
    <style:style style:name="P94" style:family="paragraph" style:parent-style-name="_36_3_20_Título_20_de_20_Seção">
      <style:paragraph-properties fo:text-align="justify" style:justify-single-word="false"/>
      <style:text-properties style:font-name="Arial1" fo:font-size="12pt" fo:font-weight="bold" officeooo:rsid="0048d273" officeooo:paragraph-rsid="0048d273" style:font-name-asian="Symbol" style:font-size-asian="12pt" style:font-weight-asian="bold" style:font-name-complex="Arial1" style:font-size-complex="12pt" style:font-weight-complex="bold"/>
    </style:style>
    <style:style style:name="P95" style:family="paragraph" style:parent-style-name="_36_3_20_Título_20_de_20_Seção">
      <style:paragraph-properties fo:text-align="justify" style:justify-single-word="false"/>
      <style:text-properties style:font-name="Arial1" fo:font-size="12pt" fo:font-weight="bold" officeooo:rsid="0048d273" officeooo:paragraph-rsid="004a9207" style:font-name-asian="Symbol" style:font-size-asian="12pt" style:font-weight-asian="bold" style:font-name-complex="Arial1" style:font-size-complex="12pt" style:font-weight-complex="bold"/>
    </style:style>
    <style:style style:name="P96" style:family="paragraph" style:parent-style-name="_36_3_20_Título_20_de_20_Seção">
      <style:paragraph-properties fo:text-align="justify" style:justify-single-word="false"/>
      <style:text-properties style:font-name="Arial1" fo:font-size="12pt" fo:font-weight="bold" officeooo:rsid="0048d273" officeooo:paragraph-rsid="004bfc47" style:font-name-asian="Symbol" style:font-size-asian="12pt" style:font-weight-asian="bold" style:font-name-complex="Arial1" style:font-size-complex="12pt" style:font-weight-complex="bold"/>
    </style:style>
    <style:style style:name="P97" style:family="paragraph" style:parent-style-name="_36_3_20_Título_20_de_20_Seção">
      <style:paragraph-properties fo:text-align="justify" style:justify-single-word="false"/>
      <style:text-properties style:use-window-font-color="true" loext:opacity="0%" style:font-name="Arial1" fo:font-size="12pt" fo:language="pt" fo:country="BR" fo:font-weight="normal" officeooo:rsid="004a9207" officeooo:paragraph-rsid="004a9207" style:letter-kerning="true" style:font-name-asian="Symbol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P98" style:family="paragraph" style:parent-style-name="_36_3_20_Título_20_de_20_Seção">
      <style:paragraph-properties fo:text-align="justify" style:justify-single-word="false"/>
      <style:text-properties style:use-window-font-color="true" loext:opacity="0%" style:font-name="Arial1" fo:font-size="12pt" fo:language="pt" fo:country="BR" fo:font-weight="normal" officeooo:rsid="004bfc47" officeooo:paragraph-rsid="004bfc47" style:letter-kerning="true" style:font-name-asian="Symbol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P99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" style:text-underline-style="none" fo:font-weight="bold" officeooo:rsid="00080e6b" officeooo:paragraph-rsid="0022806b" style:font-weight-asian="bold" style:font-name-complex="Arial2" style:font-size-complex="12pt" style:font-weight-complex="bold"/>
    </style:style>
    <style:style style:name="P100" style:family="paragraph">
      <style:paragraph-properties fo:text-align="start" style:punctuation-wrap="simple" style:writing-mode="lr-tb"/>
    </style:style>
    <style:style style:name="P10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/>
    </style:style>
    <style:style style:name="T1" style:family="text">
      <style:text-properties style:font-name="Arial1" fo:font-weight="bold" style:font-weight-asian="bold" style:font-name-complex="Arial1" style:font-weight-complex="bold"/>
    </style:style>
    <style:style style:name="T2" style:family="text">
      <style:text-properties style:font-name="Arial1" fo:font-weight="normal" style:font-weight-asian="normal" style:font-name-complex="Arial1" style:font-weight-complex="normal"/>
    </style:style>
    <style:style style:name="T3" style:family="text">
      <style:text-properties style:font-name="Arial1" fo:font-weight="normal" officeooo:rsid="00080e6b" style:font-weight-asian="normal" style:font-name-complex="Arial1" style:font-weight-complex="normal"/>
    </style:style>
    <style:style style:name="T4" style:family="text">
      <style:text-properties style:font-name="Arial1" fo:font-weight="normal" officeooo:rsid="00120782" style:font-weight-asian="normal" style:font-name-complex="Arial1" style:font-weight-complex="normal"/>
    </style:style>
    <style:style style:name="T5" style:family="text">
      <style:text-properties style:font-name="Arial1" fo:font-weight="normal" officeooo:rsid="001aa3b9" style:font-weight-asian="normal" style:font-name-complex="Arial1" style:font-weight-complex="normal"/>
    </style:style>
    <style:style style:name="T6" style:family="text">
      <style:text-properties style:font-name="Arial1" fo:font-size="12pt" style:font-name-asian="Symbol" style:font-size-asian="12pt" style:font-name-complex="Arial1" style:font-size-complex="12pt"/>
    </style:style>
    <style:style style:name="T7" style:family="text">
      <style:text-properties style:font-name="Arial1" fo:font-size="12pt" officeooo:rsid="000cfcab" style:font-name-asian="Symbol" style:font-size-asian="12pt" style:font-name-complex="Arial1" style:font-size-complex="12pt"/>
    </style:style>
    <style:style style:name="T8" style:family="text">
      <style:text-properties style:font-name="Arial1" fo:font-size="12pt" fo:language="en" fo:country="US" style:font-name-asian="Symbol" style:font-size-asian="12pt" style:font-name-complex="Arial1" style:font-size-complex="12pt"/>
    </style:style>
    <style:style style:name="T9" style:family="text">
      <style:text-properties style:font-name="Arial1" fo:font-size="12pt" fo:language="en" fo:country="US" fo:font-weight="bold" style:font-name-asian="Symbol" style:font-size-asian="12pt" style:font-weight-asian="bold" style:font-name-complex="Arial1" style:font-size-complex="12pt"/>
    </style:style>
    <style:style style:name="T10" style:family="text">
      <style:text-properties style:font-name="Arial1" style:font-name-complex="Arial1"/>
    </style:style>
    <style:style style:name="T11" style:family="text">
      <style:text-properties style:font-name="Arial1" style:font-name-complex="Arial1" text:display="true"/>
    </style:style>
    <style:style style:name="T12" style:family="text">
      <style:text-properties fo:color="#000000" loext:opacity="100%" style:font-name="Arial1" fo:font-size="12pt" fo:language="en" fo:country="US" style:font-name-asian="Symbol" style:font-size-asian="12pt" style:font-name-complex="Arial1" style:font-size-complex="12pt"/>
    </style:style>
    <style:style style:name="T13" style:family="text">
      <style:text-properties fo:color="#000000" loext:opacity="100%" style:font-name="Arial1" fo:font-size="12pt" style:font-name-asian="Symbol" style:font-size-asian="12pt" style:font-name-complex="Arial1" style:font-size-complex="12pt"/>
    </style:style>
    <style:style style:name="T14" style:family="text">
      <style:text-properties fo:color="#000000" loext:opacity="100%" style:font-name="Arial1" fo:font-size="12pt" fo:font-weight="bold" style:font-name-asian="Symbol" style:font-size-asian="12pt" style:font-weight-asian="bold" style:font-name-complex="Arial1" style:font-size-complex="12pt" style:font-weight-complex="bold"/>
    </style:style>
    <style:style style:name="T15" style:family="text">
      <style:text-properties fo:color="#000000" loext:opacity="100%" style:font-name="Arial1" fo:font-size="12pt" fo:font-weight="bold" style:font-name-asian="Symbol" style:font-size-asian="12pt" style:font-weight-asian="bold" style:font-name-complex="Arial1" style:font-size-complex="12pt" style:font-weight-complex="bold" text:display="true"/>
    </style:style>
    <style:style style:name="T16" style:family="text">
      <style:text-properties fo:color="#000000" loext:opacity="100%" style:font-name="Arial1" fo:font-size="12pt" fo:font-weight="normal" style:font-name-asian="Symbol" style:font-size-asian="12pt" style:font-weight-asian="normal" style:font-name-complex="Arial1" style:font-size-complex="12pt" style:font-weight-complex="normal"/>
    </style:style>
    <style:style style:name="T17" style:family="text">
      <style:text-properties fo:color="#000000" loext:opacity="100%" style:font-name="Arial1" style:font-name-asian="Symbol" style:font-name-complex="Arial1"/>
    </style:style>
    <style:style style:name="T18" style:family="text">
      <style:text-properties fo:color="#000000" loext:opacity="100%" style:font-name="Arial1" style:font-name-complex="Arial1"/>
    </style:style>
    <style:style style:name="T19" style:family="text">
      <style:text-properties fo:color="#000000" loext:opacity="100%" style:font-name="Arial1" fo:font-weight="bold" style:font-weight-asian="bold" style:font-name-complex="Arial1" style:font-weight-complex="bold"/>
    </style:style>
    <style:style style:name="T20" style:family="text">
      <style:text-properties fo:color="#000000" loext:opacity="100%" style:font-name="Arial" style:text-underline-style="none" style:font-name-complex="Arial2"/>
    </style:style>
    <style:style style:name="T21" style:family="text">
      <style:text-properties fo:color="#000000" loext:opacity="100%" style:font-name="Arial" style:text-underline-style="none" style:font-name-complex="Arial2" style:font-size-complex="12pt"/>
    </style:style>
    <style:style style:name="T22" style:family="text">
      <style:text-properties fo:color="#000000" loext:opacity="100%" style:font-name="Arial" style:text-underline-style="none" fo:font-weight="bold" style:font-weight-asian="bold" style:font-name-complex="Arial2" style:font-weight-complex="bold"/>
    </style:style>
    <style:style style:name="T23" style:family="text">
      <style:text-properties fo:background-color="#fff200" loext:char-shading-value="0"/>
    </style:style>
    <style:style style:name="T24" style:family="text">
      <style:text-properties officeooo:rsid="000cfcab"/>
    </style:style>
    <style:style style:name="T25" style:family="text">
      <style:text-properties style:font-size-complex="12pt"/>
    </style:style>
    <style:style style:name="T26" style:family="text">
      <style:text-properties officeooo:rsid="000cfcab" style:font-size-complex="12pt"/>
    </style:style>
    <style:style style:name="T27" style:family="text">
      <style:text-properties officeooo:rsid="000dcfaa"/>
    </style:style>
    <style:style style:name="T28" style:family="text">
      <style:text-properties fo:font-weight="bold" officeooo:rsid="000dcfaa" style:font-weight-asian="bold" style:font-size-complex="12pt" style:font-weight-complex="bold"/>
    </style:style>
    <style:style style:name="T29" style:family="text">
      <style:text-properties fo:font-weight="bold" officeooo:rsid="00112634" fo:background-color="transparent" loext:char-shading-value="0" style:font-weight-asian="bold" style:font-size-complex="12pt" style:font-weight-complex="bold"/>
    </style:style>
    <style:style style:name="T30" style:family="text">
      <style:text-properties officeooo:rsid="001eb652"/>
    </style:style>
    <style:style style:name="T31" style:family="text">
      <style:text-properties officeooo:rsid="001f9dd0"/>
    </style:style>
    <style:style style:name="T32" style:family="text">
      <style:text-properties officeooo:rsid="000f1d23"/>
    </style:style>
    <style:style style:name="T33" style:family="text">
      <style:text-properties officeooo:rsid="0010485b"/>
    </style:style>
    <style:style style:name="T34" style:family="text">
      <style:text-properties officeooo:rsid="00112634"/>
    </style:style>
    <style:style style:name="T35" style:family="text">
      <style:text-properties style:font-name="Arial" style:text-underline-style="none" style:font-name-complex="Arial2"/>
    </style:style>
    <style:style style:name="T36" style:family="text">
      <style:text-properties style:font-name="Arial" style:text-underline-style="none" fo:font-weight="bold" style:font-weight-asian="bold" style:font-name-complex="Arial2" style:font-weight-complex="bold"/>
    </style:style>
    <style:style style:name="T37" style:family="text">
      <style:text-properties officeooo:rsid="0012e3b5"/>
    </style:style>
    <style:style style:name="T38" style:family="text">
      <style:text-properties officeooo:rsid="0016c2d0"/>
    </style:style>
    <style:style style:name="T39" style:family="text">
      <style:text-properties officeooo:rsid="001ac405"/>
    </style:style>
    <style:style style:name="T40" style:family="text">
      <style:text-properties officeooo:rsid="001bd620"/>
    </style:style>
    <style:style style:name="T41" style:family="text">
      <style:text-properties officeooo:rsid="001f2f86"/>
    </style:style>
    <style:style style:name="T42" style:family="text">
      <style:text-properties fo:font-variant="normal" fo:text-transform="none" fo:color="#222222" loext:opacity="100%" style:font-name="Helvetica Neue" fo:font-size="12pt" fo:letter-spacing="normal" fo:font-style="normal" style:text-underline-style="none" fo:font-weight="normal" style:font-name-complex="Arial2"/>
    </style:style>
    <style:style style:name="T43" style:family="text">
      <style:text-properties fo:font-variant="normal" fo:text-transform="none" fo:color="#222222" loext:opacity="100%" style:font-name="Helvetica Neue" fo:font-size="12pt" fo:letter-spacing="normal" fo:font-style="normal" style:text-underline-style="none" fo:font-weight="bold" style:font-weight-asian="bold" style:font-name-complex="Arial2" style:font-weight-complex="bold"/>
    </style:style>
    <style:style style:name="T44" style:family="text">
      <style:text-properties officeooo:rsid="00242489"/>
    </style:style>
    <style:style style:name="T45" style:family="text">
      <style:text-properties style:use-window-font-color="true" loext:opacity="0%" style:font-name="Arial1" fo:font-size="12pt" fo:language="pt" fo:country="BR" style:letter-kerning="true" style:font-name-asian="SimSun1" style:font-size-asian="12pt" style:language-asian="zh" style:country-asian="CN" style:font-name-complex="Arial1" style:font-size-complex="12pt" style:language-complex="hi" style:country-complex="IN"/>
    </style:style>
    <style:style style:name="T46" style:family="text">
      <style:text-properties style:use-window-font-color="true" loext:opacity="0%" fo:language="pt" fo:country="BR" fo:font-weight="bold" officeooo:rsid="000f1d23" style:letter-kerning="true" style:language-asian="zh" style:country-asian="CN" style:font-weight-asian="bold" style:language-complex="hi" style:country-complex="IN"/>
    </style:style>
    <style:style style:name="T47" style:family="text">
      <style:text-properties style:use-window-font-color="true" loext:opacity="0%" fo:language="pt" fo:country="BR" style:letter-kerning="true" style:language-asian="zh" style:country-asian="CN" style:language-complex="hi" style:country-complex="IN"/>
    </style:style>
    <style:style style:name="T48" style:family="text">
      <style:text-properties style:use-window-font-color="true" loext:opacity="0%" fo:language="pt" fo:country="BR" officeooo:rsid="0035246a" style:letter-kerning="true" style:language-asian="zh" style:country-asian="CN" style:language-complex="hi" style:country-complex="IN"/>
    </style:style>
    <style:style style:name="T49" style:family="text">
      <style:text-properties style:use-window-font-color="true" loext:opacity="0%" fo:language="pt" fo:country="BR" officeooo:rsid="0035c833" style:letter-kerning="true" style:language-asian="zh" style:country-asian="CN" style:language-complex="hi" style:country-complex="IN"/>
    </style:style>
    <style:style style:name="T50" style:family="text">
      <style:text-properties style:use-window-font-color="true" loext:opacity="0%" fo:language="pt" fo:country="BR" officeooo:rsid="0047c0db" style:letter-kerning="true" style:language-asian="zh" style:country-asian="CN" style:language-complex="hi" style:country-complex="IN"/>
    </style:style>
    <style:style style:name="T51" style:family="text">
      <style:text-properties style:use-window-font-color="true" loext:opacity="0%" fo:language="pt" fo:country="BR" officeooo:rsid="004bfc47" style:letter-kerning="true" style:language-asian="zh" style:country-asian="CN" style:language-complex="hi" style:country-complex="IN"/>
    </style:style>
    <style:style style:name="T52" style:family="text">
      <style:text-properties style:use-window-font-color="true" loext:opacity="0%" fo:language="pt" fo:country="BR" fo:font-weight="normal" officeooo:rsid="0041a69c" style:letter-kerning="true" style:language-asian="zh" style:country-asian="CN" style:font-weight-asian="normal" style:language-complex="hi" style:country-complex="IN" style:font-weight-complex="normal"/>
    </style:style>
    <style:style style:name="T53" style:family="text">
      <style:text-properties style:use-window-font-color="true" loext:opacity="0%" fo:language="pt" fo:country="BR" fo:font-weight="normal" officeooo:rsid="0041da6d" style:letter-kerning="true" style:language-asian="zh" style:country-asian="CN" style:font-weight-asian="normal" style:language-complex="hi" style:country-complex="IN" style:font-weight-complex="normal"/>
    </style:style>
    <style:style style:name="T54" style:family="text">
      <style:text-properties style:use-window-font-color="true" loext:opacity="0%" fo:language="pt" fo:country="BR" fo:font-weight="normal" officeooo:rsid="00433649" style:letter-kerning="true" style:language-asian="zh" style:country-asian="CN" style:font-weight-asian="normal" style:language-complex="hi" style:country-complex="IN" style:font-weight-complex="normal"/>
    </style:style>
    <style:style style:name="T55" style:family="text">
      <style:text-properties style:use-window-font-color="true" loext:opacity="0%" fo:language="pt" fo:country="BR" fo:font-weight="normal" officeooo:rsid="0044859b" style:letter-kerning="true" style:language-asian="zh" style:country-asian="CN" style:font-weight-asian="normal" style:language-complex="hi" style:country-complex="IN" style:font-weight-complex="normal"/>
    </style:style>
    <style:style style:name="T56" style:family="text">
      <style:text-properties style:use-window-font-color="true" loext:opacity="0%" fo:language="pt" fo:country="BR" fo:font-weight="normal" officeooo:rsid="0047c0db" style:letter-kerning="true" style:language-asian="zh" style:country-asian="CN" style:font-weight-asian="normal" style:language-complex="hi" style:country-complex="IN" style:font-weight-complex="normal"/>
    </style:style>
    <style:style style:name="T57" style:family="text">
      <style:text-properties style:use-window-font-color="true" loext:opacity="0%" fo:language="pt" fo:country="BR" fo:font-weight="normal" officeooo:rsid="0048d273" style:letter-kerning="true" style:language-asian="zh" style:country-asian="CN" style:font-weight-asian="normal" style:language-complex="hi" style:country-complex="IN" style:font-weight-complex="normal"/>
    </style:style>
    <style:style style:name="T58" style:family="text">
      <style:text-properties style:use-window-font-color="true" loext:opacity="0%" fo:language="pt" fo:country="BR" fo:font-weight="normal" officeooo:rsid="004a9207" style:letter-kerning="true" style:language-asian="zh" style:country-asian="CN" style:font-weight-asian="normal" style:language-complex="hi" style:country-complex="IN" style:font-weight-complex="normal"/>
    </style:style>
    <style:style style:name="T59" style:family="text">
      <style:text-properties style:use-window-font-color="true" loext:opacity="0%" fo:language="pt" fo:country="BR" fo:font-style="italic" fo:font-weight="normal" officeooo:rsid="004a9207" style:letter-kerning="true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60" style:family="text">
      <style:text-properties style:use-window-font-color="true" loext:opacity="0%" fo:language="pt" fo:country="BR" fo:font-style="italic" fo:font-weight="normal" officeooo:rsid="004bfc47" style:letter-kerning="true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61" style:family="text">
      <style:text-properties style:use-window-font-color="true" loext:opacity="0%" style:text-position="0% 100%" fo:language="pt" fo:country="BR" fo:font-style="italic" fo:font-weight="normal" officeooo:rsid="004bfc47" style:letter-kerning="true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62" style:family="text">
      <style:text-properties style:use-window-font-color="true" loext:opacity="0%" style:text-position="0% 100%" fo:language="pt" fo:country="BR" fo:font-weight="normal" officeooo:rsid="004bfc47" style:letter-kerning="true" style:language-asian="zh" style:country-asian="CN" style:font-weight-asian="normal" style:language-complex="hi" style:country-complex="IN" style:font-weight-complex="normal"/>
    </style:style>
    <style:style style:name="T63" style:family="text">
      <style:text-properties officeooo:rsid="002d20a3"/>
    </style:style>
    <style:style style:name="T64" style:family="text">
      <style:text-properties officeooo:rsid="002ef0d0"/>
    </style:style>
    <style:style style:name="T65" style:family="text">
      <style:text-properties officeooo:rsid="003181b4"/>
    </style:style>
    <style:style style:name="T66" style:family="text">
      <style:text-properties officeooo:rsid="0033feb7"/>
    </style:style>
    <style:style style:name="T67" style:family="text">
      <style:text-properties officeooo:rsid="00350637"/>
    </style:style>
    <style:style style:name="T68" style:family="text">
      <style:text-properties officeooo:rsid="0035246a"/>
    </style:style>
    <style:style style:name="T69" style:family="text">
      <style:text-properties officeooo:rsid="0035c833"/>
    </style:style>
    <style:style style:name="T70" style:family="text">
      <style:text-properties officeooo:rsid="00380f0a"/>
    </style:style>
    <style:style style:name="T71" style:family="text">
      <style:text-properties officeooo:rsid="0039cb64"/>
    </style:style>
    <style:style style:name="T72" style:family="text">
      <style:text-properties officeooo:rsid="003a6226"/>
    </style:style>
    <style:style style:name="T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weight="normal" officeooo:rsid="003ff242" style:font-weight-asian="normal" style:font-weight-complex="normal"/>
    </style:style>
    <style:style style:name="T75" style:family="text">
      <style:text-properties fo:font-weight="normal" officeooo:rsid="0041a69c" style:font-weight-asian="normal" style:font-weight-complex="normal"/>
    </style:style>
    <style:style style:name="T76" style:family="text">
      <style:text-properties fo:font-weight="normal" officeooo:rsid="0041da6d" style:font-weight-asian="normal" style:font-weight-complex="normal"/>
    </style:style>
    <style:style style:name="T77" style:family="text">
      <style:text-properties fo:font-weight="normal" officeooo:rsid="0041a69c" fo:background-color="transparent" loext:char-shading-value="0" style:font-weight-asian="normal" style:font-weight-complex="normal"/>
    </style:style>
    <style:style style:name="T78" style:family="text">
      <style:text-properties officeooo:rsid="003abf8b"/>
    </style:style>
    <style:style style:name="T79" style:family="text">
      <style:text-properties officeooo:rsid="003b52e6"/>
    </style:style>
    <style:style style:name="T80" style:family="text">
      <style:text-properties officeooo:rsid="003c1278"/>
    </style:style>
    <style:style style:name="T81" style:family="text">
      <style:text-properties officeooo:rsid="003d1087"/>
    </style:style>
    <style:style style:name="T82" style:family="text">
      <style:text-properties officeooo:rsid="003e76d7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fo:font-weight="bold" style:font-style-asian="italic" style:font-weight-asian="bold" style:font-style-complex="italic" style:font-weight-complex="bold"/>
    </style:style>
    <style:style style:name="T85" style:family="text">
      <style:text-properties officeooo:rsid="004bfc47"/>
    </style:style>
    <style:style style:name="T86" style:family="text">
      <style:text-properties style:text-position="super 58%"/>
    </style:style>
    <style:style style:name="T87" style:family="text">
      <style:text-properties style:text-position="super 58%" fo:font-style="italic" style:font-style-asian="italic" style:font-style-complex="italic"/>
    </style:style>
    <style:style style:name="T88" style:family="text">
      <style:text-properties style:text-position="super 58%" fo:font-style="italic" fo:font-weight="bold" style:font-style-asian="italic" style:font-weight-asian="bold" style:font-style-complex="italic" style:font-weight-complex="bold"/>
    </style:style>
    <style:style style:name="T89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90" style:family="text">
      <style:text-properties style:text-position="0% 100%"/>
    </style:style>
    <style:style style:name="T91" style:family="text">
      <style:text-properties style:text-position="0% 100%" fo:font-style="italic" style:font-style-asian="italic" style:font-style-complex="italic"/>
    </style:style>
    <style:style style:name="T92" style:family="text">
      <style:text-properties style:use-window-font-color="true" loext:opacity="0%" style:font-name="Liberation Serif1" fo:font-size="10pt" fo:language="pt" fo:country="BR" style:letter-kerning="true" style:font-name-asian="SimSun" style:font-size-asian="10pt" style:language-asian="zh" style:country-asian="CN" style:font-name-complex="Liberation Serif1" style:font-size-complex="12pt" style:language-complex="hi" style:country-complex="IN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0pt" fo:letter-spacing="normal" fo:language="pt" fo:country="BR" fo:font-style="normal" fo:text-shadow="none" style:text-underline-style="none" fo:font-weight="normal" style:letter-kerning="true" style:font-name-asian="SimSun1" style:font-size-asian="10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99">Software de gestão financeira para brasileiros em situação de endividamento.</text:p>
      <text:p text:style-name="P4"/>
      <text:p text:style-name="P1"><text:span text:style-name="T4">Raul Pacheco Domingos</text:span><text:span text:style-name="Footnote_20_anchor"><text:span text:style-name="T3"><text:note text:id="ftn1" text:note-class="footnote"><text:note-citation>1</text:note-citation><text:note-body><text:p text:style-name="P30">Acadêmico (a) do Curso Superior de Tecnologia em Análise e Desenvolvimento de Sistemas do Instituto Federal de Santa Catarina - Câmpus Tubarão.</text:p></text:note-body></text:note></text:span></text:span></text:p>
      <text:p text:style-name="P1"><text:span text:style-name="T5">Simone</text:span><text:span text:style-name="T3"><text:note text:id="ftn2" text:note-class="footnote"><text:note-citation>2</text:note-citation><text:note-body><text:p text:style-name="P30">Professor orientador. <text:span text:style-name="T23">Titulação.</text:span></text:p></text:note-body></text:note></text:span></text:p>
      <text:p text:style-name="P2"><text:span text:style-name="T2">Nome do </text:span><text:span text:style-name="T3">coorientador (se houver)</text:span><text:span text:style-name="T3"><text:note text:id="ftn3" text:note-class="footnote"><text:note-citation>3</text:note-citation><text:note-body><text:p text:style-name="P30">Coorientador. <text:span text:style-name="T23">Titulação.</text:span></text:p></text:note-body></text:note></text:span></text:p>
      <text:p text:style-name="P40"/>
      <text:p text:style-name="P7">Resumo</text:p>
      <text:p text:style-name="P8"/>
      <text:p text:style-name="P85">É possível observar uma linha crescente de endividamento entre os brasileiros (G1 2022), a má gestão das finanças tem sido um problema sério e que vem se agravando, não só pelo fato propriamente financeiro, mas, também, porque<text:span text:style-name="T45"> </text:span>acarreta em outros problemas muitas vezes piores, como, por exemplo, problemas psicológicos que podem levar desafetos dentro de casa, ou, até mesmo ao suicídio.</text:p>
      <text:p text:style-name="P85">Nitidamente isso se agravou de maneira séria nos últimos dois anos por consequência da pandemia de COVID-19. <text:span text:style-name="T40">N</text:span>o projeto de sistema será pesquisa com usuário, levantamento de requisitos, caso de uso, modelagem lógica e prototipagem da interface. As informações coletadas com a pesquisa com usuário poderá auxiliar a melhorar a usabilidade.</text:p>
      <text:p text:style-name="P85"/>
      <text:p text:style-name="P6">Palavras-Chave: <text:span text:style-name="T38">G</text:span><text:span text:style-name="T37">estão financeira. </text:span><text:span text:style-name="T38">Q</text:span><text:span text:style-name="T37">ualidade de vida. Estabilidade. </text:span><text:span text:style-name="T39">Endividamento.</text:span></text:p>
      <text:p text:style-name="P5"/>
      <text:p text:style-name="P17">1 INTRODUÇÃ<text:span text:style-name="T65">O</text:span></text:p>
      <text:p text:style-name="P17"/>
      <text:p text:style-name="P67">O problema de endividamento entre os brasileiros sempre foi um problema latente. É possível <text:span text:style-name="T41">observar</text:span> reportagens em jornais, televisão e rádio <text:span text:style-name="T41">descrevendo</text:span> como o índice de inadimplência, endividamento piorou, ainda mais agora por consequência da pandemia de COVID-19. </text:p>
      <text:p text:style-name="P67">Entre os maiores vilões para o endividamento dos brasileiros está o cartão de crédito, cheque especial, empréstimos e financiamentos, <text:span text:style-name="T44">de acordo com a pesquisa realizada pela Confederação Nacional do Comércio de Bens, Serviços e Turismo, </text:span><text:soft-page-break/><text:span text:style-name="T44">Impulsionado pelo cartão de crédito, endividamento encerra trimestre na maior proporção, em 12 anos</text:span>. </text:p>
      <text:p text:style-name="P67">Isso é consequência de um estilo de vida consumista, no qual somos bombardeados por propagandas. Quando não trabalhamos a inteligência emocional, acabamos por adiantar um bem de consumo, muitas vezes, por exemplo, para não esperar dois anos investindo e/ou poupando dinheiro para comprar um carro à vista e com desconto, a pessoa acaba fazendo um <text:span text:style-name="T40">financiamento</text:span> de cinco anos, pagando juros altos para, em determinado momento, vender o carro a um preço desvalorizado, <text:span text:style-name="T40">perdendo dinheiro tanto na compra, quanto na venda</text:span>.</text:p>
      <text:p text:style-name="P67">Os maus exemplos inconscientes transmitidos aos filhos alimentam a bola de neve no endividamento, pois, já é fato que a forma em que os pais educam os filhos, de maneira formal ou informal (como discussões com a(o) companheira(o) ou falas <text:s/>durante as compra no supermercado) afeta não só a forma das crianças entenderem a vida como também na gestão financeira e emocional (SANTOS; DARMO, 2012).</text:p>
      <text:p text:style-name="P67">Dado o número crescente de brasileiros endividados se faz fundamental apresentar maneiras e ferramentas para que <text:span text:style-name="T64">os brasileiros </text:span>possam se ver livres de dívidas, para que possam, enfim, se desfazer de um peso que pode causar complicações de saúde e familiar, através do planejamento, previsibilidade, rastreamento dos gastos, monitorando e fazer com que tenha consciência do que está acontecendo com <text:span text:style-name="T64">suas finanças </text:span>através de insights. Assim, a pergunta que orienta esta pesquisa é: como um <text:span text:style-name="T63">sistema de gerenciamento financeiro</text:span> pode <text:span text:style-name="T63">auxiliar o brasileiro a gerenciar melhor a suas finanças?</text:span> </text:p>
      <text:p text:style-name="P66">A proposta <text:span text:style-name="T64">tem como objetivo desenvolver </text:span>um sistema que possa auxiliar famílias endividadas e/ou com má gestão dos recursos financeiros a estabilizar as finanças, <text:span text:style-name="T64">assim, </text:span>criando uma reserva financeira, planejando a aposentadoria e consequentemente trazendo uma maior qualidade de vida para o ambiente familiar, tendo assim, mais segurança e harmonia em casa, isso sendo possível com uma gestão financeira apropriada, é a justificativa deste trabalho. </text:p>
      <text:p text:style-name="P68">Por tanto, a pesquisa tem os seguintes objetivos específicos:</text:p>
      <text:list xml:id="list2118216040" text:style-name="L1">
        <text:list-item>
          <text:p text:style-name="P86">Comparar plataformas similares;</text:p>
        </text:list-item>
        <text:list-item>
          <text:p text:style-name="P86">Definir principais funcionalidades;</text:p>
        </text:list-item>
        <text:list-item>
          <text:p text:style-name="P86">Desenvolver o sistema;</text:p>
        </text:list-item>
        <text:list-item>
          <text:p text:style-name="P86">Aplicar um questionário avaliando as principais dificuldades de gestão financeira.</text:p>
        </text:list-item>
      </text:list>
      <text:p text:style-name="P61"><text:soft-page-break/></text:p>
      <text:p text:style-name="P17">2 <text:span text:style-name="T46">REFERENCIAL</text:span><text:span text:style-name="T32"> TEÓRICO</text:span></text:p>
      <text:p text:style-name="P17"/>
      <text:p text:style-name="P62"><text:span text:style-name="T66">O referencial teórico </text:span><text:span text:style-name="T67">da presente pesquisa </text:span><text:span text:style-name="T66">dispõe de subseções com a finalidade de caracterizar o problema da falta de gestão financeira no Brasil, </text:span><text:span text:style-name="T67">que se estrutura em X subseções, ….; </text:span><text:span text:style-name="T66">e, por fim, apresentar propostas com objetivos similares aos desta pesquisa.</text:span></text:p>
      <text:p text:style-name="P63"/>
      <text:p text:style-name="P9"><text:span text:style-name="T68">2</text:span>.1 <text:span text:style-name="T68">Consequências da falta de dinheiro</text:span></text:p>
      <text:p text:style-name="P9"/>
      <text:p text:style-name="P88"><text:span text:style-name="T72">A regra de ouro básica para ter uma boa saúde financeira é a regra de gastar menos que se ganha e poupar a diferença e, de fato, poucas pessoas e impõem a essa afirmação, contudo, pouca</text:span><text:span text:style-name="T78">s</text:span><text:span text:style-name="T72"> pessoa</text:span><text:span text:style-name="T78">s</text:span><text:span text:style-name="T72"> a seguem. </text:span></text:p>
      <text:p text:style-name="P89"><text:span text:style-name="T70">Independentemente da renda muitas famílias enfrentam problemas financeiros, emocionais e sociais, o que acaba trazendo ciclos de stress para </text:span><text:span text:style-name="T71">o relacionamento.</text:span></text:p>
      <text:p text:style-name="P88"><text:span text:style-name="T78">À</text:span><text:span text:style-name="T72">s vezes, realmente, por falta de uma renda adequada nos casos de familiar menos favorecidas que ganham abaixo do ideal, segundo o DIESSE (Departamento Intersindical de Estatística e Estudos Socioeconômicos) em abril de 2022, o sal</text:span><text:span text:style-name="T78">á</text:span><text:span text:style-name="T72">rio ideal para sustentar uma família de um casal e dois filhos é de </text:span><text:span text:style-name="T78">R$ </text:span><text:span text:style-name="T72">6.754,33, </text:span><text:span text:style-name="T78">isso corresponde </text:span><text:span text:style-name="T72">5,57 </text:span><text:span text:style-name="T78">vezes mais o </text:span><text:span text:style-name="T72">sal</text:span><text:span text:style-name="T78">á</text:span><text:span text:style-name="T72">rio</text:span><text:span text:style-name="T78"> mínimo do mesmo mês, R$ 1.212,00, nesta situação sugerir que uma família poupe para o futuro </text:span><text:span text:style-name="T79">é impossível, já que nem o presente é garantido.</text:span></text:p>
      <text:p text:style-name="P90">Já para a classe média, <text:span text:style-name="T82">que divide a base da pirâmide com a classe D e E</text:span>, está entre os extremos <text:span text:style-name="T80">dos endinheirados e os mal remunerados, </text:span><text:span text:style-name="T81">esta é uma parcela da sociedade que precisa ter para pertencer, de acordo com a matéria da VEJA (2014) metade das famílias de classe média vive </text:span><text:span text:style-name="T82">endividada, isso porque esta parcela da sociedade apresenta menos habilidades para gerenciar o dinheiro do que os mais pobres: “Apesar de serem considerados mais arriscados pelo sistema financeiro, porque têm renda inferior, os mais pobres se mostram bem mais organizados – 71% têm controle rigoroso das finanças.”</text:span></text:p>
      <text:p text:style-name="P87"><text:span text:style-name="T71">Para escapar da falta de dinheiro</text:span><text:span text:style-name="T70"> muitas vezes é realizado um aumento na carga de trabalho para buscar </text:span><text:span text:style-name="T71">mais </text:span><text:span text:style-name="T70">recursos para manter um padrão de vida que a família julga necessário e isso </text:span><text:span text:style-name="T71">a longo prazo</text:span><text:span text:style-name="T70"> provoca um aumento de doenças </text:span><text:soft-page-break/><text:span text:style-name="T70">psicossomáticas decorrente da falta </text:span><text:span text:style-name="T71">prazer, </text:span><text:span text:style-name="T70">lazer </text:span><text:span text:style-name="T72">e bem-estar em geral</text:span><text:span text:style-name="T70">.</text:span></text:p>
      <text:p text:style-name="P87"/>
      <text:p text:style-name="P11"><text:span text:style-name="T68">2</text:span>.<text:span text:style-name="T85">2</text:span> <text:span text:style-name="T68">Inflação</text:span></text:p>
      <text:p text:style-name="P11"/>
      <text:p text:style-name="P11"><text:tab/><text:span text:style-name="T75">Segundo o BCB (Banco Central do B</text:span><text:span text:style-name="T77">rasil): Inflaçã</text:span><text:span text:style-name="T75">o é o aumento dos preços de bens e serviços. Ela implica diminuição do poder de compra da moeda. A inflação é medida pelos índices de preços. O Brasil tem vários índices de preços. O Índice Nacional de Preços ao Consumidor Amplo (IPCA) é o índice utilizado no sistema de metas para a inflação.</text:span></text:p>
      <text:p text:style-name="P93"><text:span text:style-name="T74"><text:tab/></text:span><text:span text:style-name="T75">É impossível falar de inflação sem falar dos </text:span><text:span text:style-name="T52">períodos</text:span><text:span text:style-name="T75"> anteriores ao Plano Real, onde os preços de bens e serviços mudavam constantemente gerando incerteza no dia a dia </text:span><text:span text:style-name="T52">das</text:span><text:span text:style-name="T75"> </text:span><text:span text:style-name="T52">famílias, pelas mudanças de preços quase que diariamente. Por muito tempo o Brasil operou com a taxa da inflação alta, nunca se sabia quanto aquele determinado produto valeria no dia seguinte, tornando-se quase que impossível realizar um planejamento financeiro adequado para a aquisição de um bem ou serviço, </text:span><text:span text:style-name="T53">visto a mudanças constante nos preços</text:span><text:span text:style-name="T52">. </text:span></text:p>
      <text:p text:style-name="P93"><text:span text:style-name="T52"><text:tab/>Quando a </text:span><text:span text:style-name="T75">inflação está em alta é um freio ao consumo dos brasileiros, pois, os preços de produtos aumentam e assim ocorrendo a diminuição do poder de compra dos brasileiros, já que não necessariamente o valor do salário mínimo acompanha o aumento da inflação.</text:span></text:p>
      <text:p text:style-name="P93"><text:span text:style-name="T75"><text:tab/>Em 1994 o Brasil iniciou o conhecido e bem-sucedido Plano Real que </text:span><text:span text:style-name="T76">deu </text:span><text:span text:style-name="T53">início</text:span><text:span text:style-name="T76"> a estabilização da moeda Brasileira </text:span><text:span text:style-name="T53">dando</text:span><text:span text:style-name="T75"> fim a</text:span><text:span text:style-name="T76">o </text:span><text:span text:style-name="T53">período</text:span><text:span text:style-name="T76"> de </text:span><text:span text:style-name="T75">elevada inflação que vinha </text:span><text:span text:style-name="T55">corroendo</text:span><text:span text:style-name="T75"> o poder de compra dos Brasileiros até então, </text:span><text:span text:style-name="T76">agora, uma população que já não tinha o habito de planejamento financeiro encara um mundo onde se prioriza o consumismo, já que a moeda está estabilizada, inflação baixa e o real</text:span><text:span text:style-name="T53"> </text:span><text:span text:style-name="T76">equivalendo a um </text:span><text:span text:style-name="T53">dólar, já que o Plano Real deixou o câmbio fixo, onde o valor da moeda estrangeiro é fixado pelo governo, sendo possível </text:span><text:span text:style-name="T54">esse feito</text:span><text:span text:style-name="T53"> através de manobras </text:span><text:span text:style-name="T54">monetárias</text:span><text:span text:style-name="T53"> de aumento e diminuição da moeda nacional em circulação, </text:span><text:span text:style-name="T54">assim a valorizando pela escassez ou desvalorizando pelo excesso de moeda em circulação, o Brasil abandonou o câmbio fixo em 1999 onde o câmbio passou a ser flutuante, ou seja, agora o câmbio não era mais fixado pelo governo e sim pela oferta e demanda do mercado internacional, que está vigente até o presente momento.</text:span></text:p>
      <text:p text:style-name="P11"/>
      <text:p text:style-name="P11"><text:soft-page-break/><text:span text:style-name="T48">2.</text:span><text:span text:style-name="T51">3</text:span><text:span text:style-name="T48"> Juros</text:span></text:p>
      <text:p text:style-name="P11"><text:span text:style-name="T48"/></text:p>
      <text:p text:style-name="P11"><text:span text:style-name="T48"><text:tab/></text:span><text:span text:style-name="T57">Juros é a remuneração pela utilização de capital de terceiros para fins próprios. </text:span><text:span text:style-name="T56">De maneira simplificada o juros nada mais que é a rentabilidade pelo dinheiro emprestado, ou seja, quando ocorre um financiamento o banco cobrará o valor integral emprestado ao financiador com uma rentabilidade agregada ao valor, esta rentabilidade.</text:span></text:p>
      <text:p text:style-name="P94"><text:span text:style-name="T56"/></text:p>
      <text:p text:style-name="P94"><text:span text:style-name="T50">2.</text:span><text:span text:style-name="T51">3</text:span><text:span text:style-name="T47">.1 Juros simples</text:span></text:p>
      <text:p text:style-name="P94"><text:span text:style-name="T47"/></text:p>
      <text:p text:style-name="P95"><text:span text:style-name="T58"><text:tab/>Q</text:span><text:span text:style-name="T56">uando calculad</text:span><text:span text:style-name="T58">o</text:span><text:span text:style-name="T56"> a juros simples, leva três variareis para a formulação de quanto dinheiro terá que ser devolvido </text:span><text:span text:style-name="T58">após o empréstimo</text:span><text:span text:style-name="T56">: capital, taxa de juros e o tempo de financiamento, entre esses variáveis a que mais se destaca é o tempo, pois, quanto maior o tempo maior será a montante a ser devolvido. </text:span><text:span text:style-name="T58">Juros simples é utilizado para o financiamento de imóvel e automóveis, onde leva-se apenas o capital para o calculo do montante a ser pago.</text:span></text:p>
      <text:p text:style-name="P96"><text:span text:style-name="T58"><text:tab/>Fórmula: </text:span><text:span text:style-name="T59">J = C * I * </text:span><text:span text:style-name="T60">N</text:span><text:span text:style-name="T58">. Onde </text:span><text:span text:style-name="T59">C</text:span><text:span text:style-name="T58"> é o capital, </text:span><text:span text:style-name="T59">I</text:span><text:span text:style-name="T58"> taxa de juros e</text:span><text:span text:style-name="T58"> </text:span><text:span text:style-name="T61">N</text:span><text:span text:style-name="T62"> número de períodos.</text:span><text:span text:style-name="T58"> </text:span></text:p>
      <text:p text:style-name="P95"><text:span text:style-name="T56"/></text:p>
      <text:p text:style-name="P94"><text:span text:style-name="T47">2.</text:span><text:span text:style-name="T51">3</text:span><text:span text:style-name="T47">.2 Juros compostos</text:span></text:p>
      <text:p text:style-name="P11"><text:span text:style-name="T48"/></text:p>
      <text:p text:style-name="P97"><text:tab/>Popularmente conhecido como juros sobre juros é comumente utilizado para aplicações financeiras onde a rentabilidade a ser calculada <text:span text:style-name="T85">para um mês, leva-se em consideração o montante do mês anterior já acrescido ao juros acrescentado pela rentabilidade do período. </text:span></text:p>
      <text:p text:style-name="P98"><text:tab/>Formulá: <text:span text:style-name="T83">VF = VP (1 + I )</text:span><text:span text:style-name="T87">N</text:span><text:span text:style-name="T90">. Onde </text:span><text:span text:style-name="T91">VF</text:span><text:span text:style-name="T90"> o valor futuro ou montante, </text:span><text:span text:style-name="T91">VP </text:span><text:span text:style-name="T90">o valor presente, </text:span><text:span text:style-name="T91">I</text:span><text:span text:style-name="T90"> a taxa de juros e </text:span><text:span text:style-name="T91">N</text:span><text:span text:style-name="T90"> número de períodos.</text:span></text:p>
      <text:p text:style-name="P11"><text:span text:style-name="T48"/></text:p>
      <text:p text:style-name="P10"><text:span text:style-name="T68">2</text:span>.<text:span text:style-name="T85">4</text:span> <text:span text:style-name="T68">Educação financeira</text:span></text:p>
      <text:p text:style-name="P10"><text:span text:style-name="T68">2</text:span>.<text:span text:style-name="T85">5</text:span> <text:span text:style-name="T68">Planejamento financeiro</text:span></text:p>
      <text:p text:style-name="P10"><text:span text:style-name="T68">2</text:span>.<text:span text:style-name="T85">6</text:span> <text:span text:style-name="T69">Estabelecer metas e objetivos</text:span></text:p>
      <text:p text:style-name="P73"/>
      <text:p text:style-name="P73"/>
      <text:p text:style-name="P9"/>
      <text:p text:style-name="P56"><text:soft-page-break/>Exemplo de seção secundária. Atente para o tipo de fonte do subcapítulo.</text:p>
      <text:p text:style-name="P53"/>
      <text:p text:style-name="P20">1.1.1 Seção terciária</text:p>
      <text:p text:style-name="P20"/>
      <text:p text:style-name="P60">Exemplo de seção terciária. Atente para o tipo de fonte do subcapítulo.</text:p>
      <text:p text:style-name="P60"/>
      <text:p text:style-name="P69">1.1.1.1 Seção quartenária</text:p>
      <text:p text:style-name="P59"/>
      <text:p text:style-name="P60">Exemplo de seção quartenária. Atente para o tipo de fonte do subcapítulo.</text:p>
      <text:p text:style-name="P29"/>
      <text:p text:style-name="P80"><text:span text:style-name="T6">3 </text:span><text:span text:style-name="T7">PROCEDIMENTOS METODOLÓGICOS</text:span></text:p>
      <text:p text:style-name="P17"/>
      <text:p text:style-name="P58">Descrever o que será abordado no capítulo (conteúdo das subseções).</text:p>
      <text:p text:style-name="P58"/>
      <text:p text:style-name="P71">3.1 Processo Unificado <text:span text:style-name="T33">(sugestão)</text:span></text:p>
      <text:p text:style-name="P72"/>
      <text:p text:style-name="P76"><text:span text:style-name="T33">Sugere-se que se descreva </text:span>o que é o Processo Unificado, citar quais etapas serão utilizadas e descrevê-las. É obrigatório utilizar, pelo menos: casos de uso de sistema, requisitos e modelagem conceitual. Caso seja um jogo, substitua o subtítulo Processo Unificado pela metodologia empregada.</text:p>
      <text:p text:style-name="P76"/>
      <text:p text:style-name="P71">3.2 Prototipagem <text:span text:style-name="T33">(sugestão)</text:span></text:p>
      <text:p text:style-name="P70"/>
      <text:p text:style-name="P78">Descrever o que é prototipagem de software e quais ferramentas serão utilizadas para tal.</text:p>
      <text:p text:style-name="P74"/>
      <text:p text:style-name="P75">3.3 <text:span text:style-name="T34">Avaliação do software</text:span></text:p>
      <text:p text:style-name="P70"/>
      <text:p text:style-name="P79">Descrever como o software será <text:span text:style-name="T34">avaliado</text:span> e qual será a metodologia de testes empregada.</text:p>
      <text:p text:style-name="P79"/>
      <text:p text:style-name="P54"><text:span text:style-name="T26">4</text:span><text:span text:style-name="T25"> </text:span><text:span text:style-name="T26">PROJETO DO SISTEMA</text:span></text:p>
      <text:p text:style-name="P55"/>
      <text:p text:style-name="P56">Apresente o projeto do sistema ou jogo contendo os principais artefatos de <text:soft-page-break/>software: requisitos, casos de uso, modelagem conceitual, diagrama de classes, etc.</text:p>
      <text:p text:style-name="P56"/>
      <text:p text:style-name="P57"><text:span text:style-name="T28">4.1 </text:span><text:span text:style-name="T29">Avaliação do software</text:span></text:p>
      <text:p text:style-name="P70"/>
      <text:p text:style-name="P77">Apresentar aqui o instrumento <text:span text:style-name="T34">avaliação do software.</text:span></text:p>
      <text:p text:style-name="P55"/>
      <text:p text:style-name="P17"><text:span text:style-name="T24">5</text:span> <text:span text:style-name="T24">RESULTADOS ESPERADOS</text:span></text:p>
      <text:p text:style-name="P17"/>
      <text:p text:style-name="P64">Parte final do artigo, na qual se apresentam <text:span text:style-name="T24">o cronograma de trabalho e os resultados esperados, respectivamente.</text:span></text:p>
      <text:p text:style-name="P22"><text:span text:style-name="T27">Exemplo de crongrama: </text:span>As atividades seguirão o cronograma representado pelo Quadro 1. O Quadro 2 apresenta a descrição das atividades do cronograma.</text:p>
      <text:p text:style-name="P24">Quadro 1 – Cronograma</text:p>
      <table:table table:name="Tabela4" table:style-name="Tabela4">
        <table:table-column table:style-name="Tabela4.A"/>
        <table:table-column table:style-name="Tabela4.B"/>
        <table:table-column table:style-name="Tabela4.C" table:number-columns-repeated="5"/>
        <table:table-column table:style-name="Tabela4.H"/>
        <table:table-column table:style-name="Tabela4.C"/>
        <table:table-column table:style-name="Tabela4.J"/>
        <table:table-column table:style-name="Tabela4.C" table:number-columns-repeated="2"/>
        <table:table-column table:style-name="Tabela4.H"/>
        <table:table-column table:style-name="Tabela4.C" table:number-columns-repeated="3"/>
        <table:table-column table:style-name="Tabela4.J"/>
        <table:table-column table:style-name="Tabela4.H"/>
        <table:table-column table:style-name="Tabela4.C" table:number-columns-repeated="6"/>
        <table:table-column table:style-name="Tabela4.B"/>
        <table:table-row table:style-name="TableLine1949817523664">
          <table:table-cell table:style-name="Tabela4.A1" table:number-rows-spanned="3" office:value-type="string">
            <text:p text:style-name="P31"/>
            <text:p text:style-name="P31"/>
            <text:p text:style-name="P31">Semana/Etapa</text:p>
          </table:table-cell>
          <table:table-cell table:style-name="Tabela4.B1" table:number-columns-spanned="24" office:value-type="string">
            <text:p text:style-name="P38">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49817511696">
          <table:covered-table-cell table:style-name="Tabela4.A1"/>
          <table:table-cell table:style-name="Tabela4.B2" table:number-columns-spanned="4" office:value-type="string">
            <text:p text:style-name="P28">Julho</text:p>
          </table:table-cell>
          <table:covered-table-cell/>
          <table:covered-table-cell/>
          <table:covered-table-cell/>
          <table:table-cell table:style-name="Tabela4.B2" table:number-columns-spanned="4" office:value-type="string">
            <text:p text:style-name="P28">Agosto</text:p>
          </table:table-cell>
          <table:covered-table-cell/>
          <table:covered-table-cell/>
          <table:covered-table-cell/>
          <table:table-cell table:style-name="Tabela4.B2" table:number-columns-spanned="4" office:value-type="string">
            <text:p text:style-name="P28">Setembro</text:p>
          </table:table-cell>
          <table:covered-table-cell/>
          <table:covered-table-cell/>
          <table:covered-table-cell/>
          <table:table-cell table:style-name="Tabela4.B2" table:number-columns-spanned="4" office:value-type="string">
            <text:p text:style-name="P28">Outubro</text:p>
          </table:table-cell>
          <table:covered-table-cell/>
          <table:covered-table-cell/>
          <table:covered-table-cell/>
          <table:table-cell table:style-name="Tabela4.B2" table:number-columns-spanned="4" office:value-type="string">
            <text:p text:style-name="P28">Novembro</text:p>
          </table:table-cell>
          <table:covered-table-cell/>
          <table:covered-table-cell/>
          <table:covered-table-cell/>
          <table:table-cell table:style-name="Tabela4.V2" table:number-columns-spanned="4" office:value-type="string">
            <text:p text:style-name="P32">Dezembro</text:p>
          </table:table-cell>
          <table:covered-table-cell/>
          <table:covered-table-cell/>
          <table:covered-table-cell/>
        </table:table-row>
        <table:table-row table:style-name="TableLine1949817513872">
          <table:covered-table-cell table:style-name="Tabela4.A1"/>
          <table:table-cell table:style-name="Tabela4.B2" office:value-type="string">
            <text:p text:style-name="P36">1</text:p>
          </table:table-cell>
          <table:table-cell table:style-name="Tabela4.B2" office:value-type="string">
            <text:p text:style-name="P36">2</text:p>
          </table:table-cell>
          <table:table-cell table:style-name="Tabela4.B2" office:value-type="string">
            <text:p text:style-name="P36">3</text:p>
          </table:table-cell>
          <table:table-cell table:style-name="Tabela4.B2" office:value-type="string">
            <text:p text:style-name="P36">4</text:p>
          </table:table-cell>
          <table:table-cell table:style-name="Tabela4.B2" office:value-type="string">
            <text:p text:style-name="P36">1</text:p>
          </table:table-cell>
          <table:table-cell table:style-name="Tabela4.B2" office:value-type="string">
            <text:p text:style-name="P36">2</text:p>
          </table:table-cell>
          <table:table-cell table:style-name="Tabela4.B2" office:value-type="string">
            <text:p text:style-name="P36">3</text:p>
          </table:table-cell>
          <table:table-cell table:style-name="Tabela4.B2" office:value-type="string">
            <text:p text:style-name="P36">4</text:p>
          </table:table-cell>
          <table:table-cell table:style-name="Tabela4.B2" office:value-type="string">
            <text:p text:style-name="P36">1</text:p>
          </table:table-cell>
          <table:table-cell table:style-name="Tabela4.B2" office:value-type="string">
            <text:p text:style-name="P36">2</text:p>
          </table:table-cell>
          <table:table-cell table:style-name="Tabela4.B2" office:value-type="string">
            <text:p text:style-name="P36">3</text:p>
          </table:table-cell>
          <table:table-cell table:style-name="Tabela4.B2" office:value-type="string">
            <text:p text:style-name="P36">4</text:p>
          </table:table-cell>
          <table:table-cell table:style-name="Tabela4.B2" office:value-type="string">
            <text:p text:style-name="P36">1</text:p>
          </table:table-cell>
          <table:table-cell table:style-name="Tabela4.B2" office:value-type="string">
            <text:p text:style-name="P36">2</text:p>
          </table:table-cell>
          <table:table-cell table:style-name="Tabela4.B2" office:value-type="string">
            <text:p text:style-name="P36">3</text:p>
          </table:table-cell>
          <table:table-cell table:style-name="Tabela4.B2" office:value-type="string">
            <text:p text:style-name="P36">4</text:p>
          </table:table-cell>
          <table:table-cell table:style-name="Tabela4.B2" office:value-type="string">
            <text:p text:style-name="P36">1</text:p>
          </table:table-cell>
          <table:table-cell table:style-name="Tabela4.B2" office:value-type="string">
            <text:p text:style-name="P36">2</text:p>
          </table:table-cell>
          <table:table-cell table:style-name="Tabela4.B2" office:value-type="string">
            <text:p text:style-name="P36">3</text:p>
          </table:table-cell>
          <table:table-cell table:style-name="Tabela4.B2" office:value-type="string">
            <text:p text:style-name="P36">4</text:p>
          </table:table-cell>
          <table:table-cell table:style-name="Tabela4.B2" office:value-type="string">
            <text:p text:style-name="P36">1</text:p>
          </table:table-cell>
          <table:table-cell table:style-name="Tabela4.B2" office:value-type="string">
            <text:p text:style-name="P36">2</text:p>
          </table:table-cell>
          <table:table-cell table:style-name="Tabela4.B2" office:value-type="string">
            <text:p text:style-name="P36">3</text:p>
          </table:table-cell>
          <table:table-cell table:style-name="Tabela4.V2" office:value-type="string">
            <text:p text:style-name="P36">4</text:p>
          </table:table-cell>
        </table:table-row>
        <table:table-row table:style-name="TableLine1949817524480">
          <table:table-cell table:style-name="Tabela4.B2" office:value-type="string">
            <text:p text:style-name="P33">1</text:p>
          </table:table-cell>
          <table:table-cell table:style-name="Tabela4.B4" office:value-type="string">
            <text:p text:style-name="P49"/>
          </table:table-cell>
          <table:table-cell table:style-name="Tabela4.B4" office:value-type="string">
            <text:p text:style-name="P38"/>
          </table:table-cell>
          <table:table-cell table:style-name="Tabela4.B4" office:value-type="string">
            <text:p text:style-name="P38"/>
          </table:table-cell>
          <table:table-cell table:style-name="Tabela4.B4" office:value-type="string">
            <text:p text:style-name="P38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B1" office:value-type="string">
            <text:p text:style-name="P39"/>
          </table:table-cell>
        </table:table-row>
        <table:table-row table:style-name="Tabela4.5">
          <table:table-cell table:style-name="Tabela4.B2" office:value-type="string">
            <text:p text:style-name="P33">2</text:p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V2" office:value-type="string">
            <text:p text:style-name="P39"/>
          </table:table-cell>
        </table:table-row>
        <table:table-row table:style-name="Tabela4.5">
          <table:table-cell table:style-name="Tabela4.B2" office:value-type="string">
            <text:p text:style-name="P33">3</text:p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E5" office:value-type="string">
            <text:p text:style-name="P38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V2" office:value-type="string">
            <text:p text:style-name="P39"/>
          </table:table-cell>
        </table:table-row>
        <table:table-row table:style-name="Tabela4.5">
          <table:table-cell table:style-name="Tabela4.B2" office:value-type="string">
            <text:p text:style-name="P33">4</text:p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B2" office:value-type="string">
            <text:p text:style-name="P38"/>
          </table:table-cell>
          <table:table-cell table:style-name="Tabela4.B2" office:value-type="string">
            <text:p text:style-name="P38"/>
          </table:table-cell>
          <table:table-cell table:style-name="Tabela4.V2" office:value-type="string">
            <text:p text:style-name="P39"/>
          </table:table-cell>
        </table:table-row>
        <table:table-row table:style-name="Tabela4.5">
          <table:table-cell table:style-name="Tabela4.B2" office:value-type="string">
            <text:p text:style-name="P33">5</text:p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B2" office:value-type="string">
            <text:p text:style-name="P38"/>
          </table:table-cell>
          <table:table-cell table:style-name="Tabela4.V2" office:value-type="string">
            <text:p text:style-name="P38"/>
          </table:table-cell>
        </table:table-row>
        <table:table-row table:style-name="Tabela4.5">
          <table:table-cell table:style-name="Tabela4.B2" office:value-type="string">
            <text:p text:style-name="P33">6</text:p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E5" office:value-type="string">
            <text:p text:style-name="P38"/>
          </table:table-cell>
          <table:table-cell table:style-name="Tabela4.B2" office:value-type="string">
            <text:p text:style-name="P38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V2" office:value-type="string">
            <text:p text:style-name="P39"/>
          </table:table-cell>
        </table:table-row>
        <table:table-row table:style-name="Tabela4.5">
          <table:table-cell table:style-name="Tabela4.B2" office:value-type="string">
            <text:p text:style-name="P33">7</text:p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E5" office:value-type="string">
            <text:p text:style-name="P38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V2" office:value-type="string">
            <text:p text:style-name="P39"/>
          </table:table-cell>
        </table:table-row>
        <table:table-row table:style-name="Tabela4.5">
          <table:table-cell table:style-name="Tabela4.B2" office:value-type="string">
            <text:p text:style-name="P33">8</text:p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E5" office:value-type="string">
            <text:p text:style-name="P38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8"/>
          </table:table-cell>
          <table:table-cell table:style-name="Tabela4.B2" office:value-type="string">
            <text:p text:style-name="P39"/>
          </table:table-cell>
          <table:table-cell table:style-name="Tabela4.V2" office:value-type="string">
            <text:p text:style-name="P39"/>
          </table:table-cell>
        </table:table-row>
        <table:table-row table:style-name="Tabela4.5">
          <table:table-cell table:style-name="Tabela4.B2" office:value-type="string">
            <text:p text:style-name="P35">9</text:p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E5" office:value-type="string">
            <text:p text:style-name="P38"/>
          </table:table-cell>
          <table:table-cell table:style-name="Tabela4.B2" office:value-type="string">
            <text:p text:style-name="P38"/>
          </table:table-cell>
          <table:table-cell table:style-name="Tabela4.V2" office:value-type="string">
            <text:p text:style-name="P39"/>
          </table:table-cell>
        </table:table-row>
        <table:table-row table:style-name="Tabela4.5">
          <table:table-cell table:style-name="Tabela4.B2" office:value-type="string">
            <text:p text:style-name="P35">10</text:p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B2" office:value-type="string">
            <text:p text:style-name="P39"/>
          </table:table-cell>
          <table:table-cell table:style-name="Tabela4.V2" office:value-type="string">
            <text:p text:style-name="P39"/>
          </table:table-cell>
        </table:table-row>
      </table:table>
      <text:p text:style-name="P26">Fonte: Elaborado pelo autor.</text:p>
      <text:p text:style-name="P23"/>
      <text:p text:style-name="P25">Quadro 2 – Descrição das etapas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7">Etapa</text:p>
          </table:table-cell>
          <table:table-cell table:style-name="Tabela2.A1" office:value-type="string">
            <text:p text:style-name="P37">Descrição</text:p>
          </table:table-cell>
        </table:table-row>
        <table:table-row table:style-name="Tabela2.1">
          <table:table-cell table:style-name="Tabela2.A2" office:value-type="string">
            <text:p text:style-name="P33">1</text:p>
          </table:table-cell>
          <table:table-cell table:style-name="Tabela2.B2" office:value-type="string">
            <text:p text:style-name="P34">Identificação de requisitos</text:p>
          </table:table-cell>
        </table:table-row>
        <table:table-row table:style-name="Tabela2.1">
          <table:table-cell table:style-name="Tabela2.A3" office:value-type="string">
            <text:p text:style-name="P33">2</text:p>
          </table:table-cell>
          <table:table-cell table:style-name="Tabela2.B3" office:value-type="string">
            <text:p text:style-name="P34">Instalação <text:span text:style-name="T30">de ferramenta de gestão de projetos</text:span></text:p>
          </table:table-cell>
        </table:table-row>
        <table:table-row table:style-name="Tabela2.1">
          <table:table-cell table:style-name="Tabela2.A4" office:value-type="string">
            <text:p text:style-name="P33">3</text:p>
          </table:table-cell>
          <table:table-cell table:style-name="Tabela2.B4" office:value-type="string">
            <text:p text:style-name="P31">Preparação da <text:span text:style-name="T31">infraestrutura</text:span></text:p>
          </table:table-cell>
        </table:table-row>
        <table:table-row table:style-name="Tabela2.1">
          <table:table-cell table:style-name="Tabela2.A5" office:value-type="string">
            <text:p text:style-name="P33">4</text:p>
          </table:table-cell>
          <table:table-cell table:style-name="Tabela2.B5" office:value-type="string">
            <text:p text:style-name="P34">Documentação</text:p>
          </table:table-cell>
        </table:table-row>
        <table:table-row table:style-name="Tabela2.1">
          <table:table-cell table:style-name="Tabela2.A6" office:value-type="string">
            <text:p text:style-name="P33">5</text:p>
          </table:table-cell>
          <table:table-cell table:style-name="Tabela2.B6" office:value-type="string">
            <text:p text:style-name="P34">Desenvolvimento</text:p>
          </table:table-cell>
        </table:table-row>
        <table:table-row table:style-name="Tabela2.1">
          <table:table-cell table:style-name="Tabela2.A7" office:value-type="string">
            <text:p text:style-name="P33">6</text:p>
          </table:table-cell>
          <table:table-cell table:style-name="Tabela2.B7" office:value-type="string">
            <text:p text:style-name="P34">Disponibilização do sistema Web preliminar</text:p>
          </table:table-cell>
        </table:table-row>
        <table:table-row table:style-name="Tabela2.1">
          <table:table-cell table:style-name="Tabela2.A8" office:value-type="string">
            <text:p text:style-name="P33">7</text:p>
          </table:table-cell>
          <table:table-cell table:style-name="Tabela2.B8" office:value-type="string">
            <text:p text:style-name="P34">Definição do formato final do sistema Web</text:p>
          </table:table-cell>
        </table:table-row>
        <table:table-row table:style-name="Tabela2.1">
          <table:table-cell table:style-name="Tabela2.A9" office:value-type="string">
            <text:p text:style-name="P33">8</text:p>
          </table:table-cell>
          <table:table-cell table:style-name="Tabela2.B9" office:value-type="string">
            <text:p text:style-name="P34">Disponibilização do sistema Web final</text:p>
          </table:table-cell>
        </table:table-row>
        <table:table-row table:style-name="Tabela2.1">
          <table:table-cell table:style-name="Tabela2.A10" office:value-type="string">
            <text:p text:style-name="P33">9</text:p>
          </table:table-cell>
          <table:table-cell table:style-name="Tabela2.B10" office:value-type="string">
            <text:p text:style-name="P34">Disponibilização <text:span text:style-name="T30">de aplicativo para Android</text:span></text:p>
          </table:table-cell>
        </table:table-row>
        <table:table-row table:style-name="Tabela2.1">
          <table:table-cell table:style-name="Tabela2.A11" office:value-type="string">
            <text:p text:style-name="P33">10</text:p>
          </table:table-cell>
          <table:table-cell table:style-name="Tabela2.B11" office:value-type="string">
            <text:p text:style-name="P34">Testes</text:p>
          </table:table-cell>
        </table:table-row>
      </table:table>
      <text:p text:style-name="P27"><text:soft-page-break/>Fonte: Elaborado pelo autor.</text:p>
      <text:p text:style-name="P65"/>
      <text:p text:style-name="P64"/>
      <text:p text:style-name="P15">Title of the paper:</text:p>
      <text:p text:style-name="P15">SUBTiTle of the paper</text:p>
      <text:p text:style-name="P13"/>
      <text:p text:style-name="_31_1_20_resumos"><text:span text:style-name="T9">Abstract</text:span><text:span text:style-name="T8">: É a versão do resumo em língua estrangeira (inglês).</text:span></text:p>
      <text:p text:style-name="P12"/>
      <text:p text:style-name="P16">Keywords: </text:p>
      <text:p text:style-name="P14"/>
      <text:p text:style-name="P81"><text:span text:style-name="T8">REFERÊNCIAS</text:span><text:span text:style-name="T12"> </text:span></text:p>
      <text:p text:style-name="P48"/>
      <text:p text:style-name="P82"><text:span text:style-name="Strong_20_Emphasis"><text:span text:style-name="T43">ENDIVIDAMENTO DAS FAMÍLIAS BATE NOVO RECORDE NA PANDEMIA, REVELA BC: Índice chegou a 58%. Sem dívidas imobiliárias, o endividamento ficou em 35,7% em março, também a maior taxa da série histórica, iniciada em janeiro de 2005</text:span></text:span><text:span text:style-name="Strong_20_Emphasis"><text:span text:style-name="T42">.</text:span></text:span><text:span text:style-name="T42">28 jul. 2021. Disponível em: https://www.infomoney.com.br/minhas-financas/endividamento-das-familias-bate-novo-recorde-na-pandemia-revela-bc/. Acesso em: 09 maio 2022.</text:span><text:span text:style-name="T35"> </text:span></text:p>
      <text:p text:style-name="P84"/>
      <text:p text:style-name="P82"><text:span text:style-name="T35">G1. </text:span><text:span text:style-name="T36">Brasil encerrou 2021 com número recorde de famílias endividadas, diz CNC</text:span><text:span text:style-name="T35">. Economia. Publicado em 18/01/2022. Acesso em: 20 fev. 2022. Disponível em: </text:span><text:span text:style-name="Internet_20_link"><text:span text:style-name="T35">https://g1.globo.com/economia/noticia/2022/01/18/brasil-encerrou-2021-com-numero-recorde-de-familias-endividadas-diz-cnc.ghtml</text:span></text:span></text:p>
      <text:p text:style-name="P83"/>
      <text:p text:style-name="P82"><text:span text:style-name="T20">SANTOS, </text:span><text:span text:style-name="T21">Angélica Rodrigues; DARMO, Rogério Olegário do. </text:span><text:span text:style-name="T22">Família, afeto e finanças:</text:span><text:span text:style-name="T20"> como colocar cada vez mais dinheiro e amor em seu lar. São Paulo: Editora Gente, 2012.</text:span></text:p>
      <text:p text:style-name="P50"/>
      <text:p text:style-name="P82"><text:span text:style-name="T42">BRASIL. A CONFEDERAÇÃO NACIONAL DO COMÉRCIO DE BENS SERVIÇOS E TURISMO. (org.).</text:span><text:span text:style-name="T43"> </text:span><text:span text:style-name="Strong_20_Emphasis"><text:span text:style-name="T43">Impulsionado pelo cartão de crédito, endividamento encerra trimestre na maior proporção, em 12 anos</text:span></text:span><text:span text:style-name="T42">. Brasil: Cnc, 2022. 4 p. Disponível em: https://portal-bucket.azureedge.net/wp-content/2022/03/cd0bc1b33fc9fbb6a8fb63bb18c866f8.pdf. Acesso em: 09 maio 2022.</text:span><text:span text:style-name="T20"> </text:span></text:p>
      <text:p text:style-name="P50"/>
      <text:p text:style-name="P50">--------------------------------</text:p>
      <text:p text:style-name="P42"/>
      <text:p text:style-name="P51"><text:span text:style-name="T18">ALMEIDA, Alcides Vieira de. </text:span><text:span text:style-name="T19">Dos aprendizes artífices ao Instituto Federal de Santa</text:span><text:span text:style-name="T11"><office:annotation loext:resolved="false"><dc:creator>Autor desconhecido</dc:creator><dc:date>2016-03-23T11:41:00</dc:date><text:p text:style-name="P100"><text:span text:style-name="T92">Livro</text:span></text:p></office:annotation></text:span><text:span text:style-name="T19"> Catarina</text:span><text:span text:style-name="T18">. Florianópolis: Publicações do IF-SC, 2010. </text:span></text:p>
      <text:p text:style-name="P42"/>
      <text:p text:style-name="P51"><text:span text:style-name="T18">BRASIL. Lei 8.112, de 11 de dezembro de 1990. Dispõe sobre o regime jurídico dos</text:span><text:span text:style-name="T11"><office:annotation loext:resolved="false"><dc:creator>Autor desconhecido</dc:creator><dc:date>2016-03-23T11:42:00</dc:date><text:p text:style-name="P100"><text:span text:style-name="T92"><text:s/></text:span><text:span text:style-name="T92">Lei</text:span></text:p></office:annotation></text:span><text:span text:style-name="T18"> servidores públicos civis da União, das autarquias e das fundações públicas federais. Brasília, 1990. Legislação Federal. Disponível em: &lt;http://www.planalto.gov.br/CCIVIL_03/leis/L8112cons.htm&gt;. Acesso em: 15 jul. 2011. </text:span></text:p>
      <text:p text:style-name="P42"/>
      <text:p text:style-name="P51"><text:span text:style-name="T18">BRUM, Isis. Estudante aprende 68% mais com bom professor. </text:span><text:span text:style-name="T19">O Estadão</text:span><text:span text:style-name="T18">, São</text:span><text:span text:style-name="T11"><office:annotation loext:resolved="false"><dc:creator>Autor desconhecido</dc:creator><dc:date>2016-03-23T11:42:00</dc:date><text:p text:style-name="P100"><text:span text:style-name="T92">Artigo de Jornal</text:span></text:p></office:annotation></text:span><text:span text:style-name="T18"> </text:span><text:soft-page-break/><text:span text:style-name="T18">Paulo, 18 jul. 2011. Notícias. Disponível em: &lt;http://educacao.estadao.com.br/noticias/geral,estudante-aprende-68-mais-com-bom-professor,746352&gt;. Acesso em: 18 jul. 2011. </text:span></text:p>
      <text:p text:style-name="P42"/>
      <text:p text:style-name="P51"><text:span text:style-name="T18">CASTRO, Julia Soares Rosa. </text:span><text:span text:style-name="T19">Criatividade escolar</text:span><text:span text:style-name="T18">: relação entre tempo de</text:span><text:span text:style-name="T11"><office:annotation loext:resolved="false"><dc:creator>Autor desconhecido</dc:creator><dc:date>2016-03-23T11:42:00</dc:date><text:p text:style-name="P100"><text:span text:style-name="T92">Trabalho Acadêmico</text:span></text:p></office:annotation></text:span><text:span text:style-name="T18"> experiência docente e tipo de escola. 2007. 94 f. Dissertação (Mestrado em Psicologia) – Universidade de Brasília, Brasília, 2007. Disponível em: &lt;http://repositorio.unb.br/handle/10482/2704&gt;. Acesso em: 20 jul. 2011. </text:span></text:p>
      <text:p text:style-name="P42"/>
      <text:p text:style-name="P51"><text:span text:style-name="T18">FAQUETTI, Marouva Fallgatter; VANIN, Mariléia; BLATTMANN, Ursula.</text:span><text:span text:style-name="T11"><office:annotation loext:resolved="false"><dc:creator>Autor desconhecido</dc:creator><dc:date>2016-03-23T11:43:00</dc:date><text:p text:style-name="P100"><text:span text:style-name="T92">Trabalho Apresentado em Evento</text:span></text:p></office:annotation></text:span><text:span text:style-name="T18"> Apresentação de trabalhos escolares: a biblioteca no processo de aprendizagem. In: Congresso Brasileiro de Biblioteconomia, Documentação e Ciência da Informação, 21., </text:span><text:span text:style-name="T19">Anais... </text:span><text:span text:style-name="T18">2005, Curitiba, 2005. </text:span></text:p>
      <text:p text:style-name="P21"/>
      <text:p text:style-name="P52"><text:span text:style-name="T13">INSTITUTO FEDERAL DE SANTA CATARINA. </text:span><text:span text:style-name="T14">Manual de comunicação científica</text:span><text:span text:style-name="T16">.</text:span><text:span text:style-name="T14"> </text:span><text:span text:style-name="T15"><office:annotation loext:resolved="false"><dc:creator>Autor desconhecido</dc:creator><dc:date>2016-05-18T09:42:00</dc:date><text:p text:style-name="P101"><text:span text:style-name="T93">Livro</text:span></text:p></office:annotation></text:span><text:span text:style-name="T13">Florianópolis: IFSC, 2016.</text:span></text:p>
      <text:p text:style-name="P43"/>
      <text:p text:style-name="Standard"><text:span text:style-name="T10">LAZARTE, Leonardo. Ecologia cognitiva na sociedade da informação. </text:span><text:span text:style-name="T1">Ciência da</text:span><text:span text:style-name="T11"><office:annotation loext:resolved="false"><dc:creator>Autor desconhecido</dc:creator><dc:date>2016-03-23T11:43:00</dc:date><text:p text:style-name="P100"><text:span text:style-name="T92">Artigo Científico</text:span></text:p></office:annotation></text:span><text:span text:style-name="T1"> Informação</text:span><text:span text:style-name="T10">, Brasília, v. 29, n. 2, p. 43-51, maio/ago. 2000. Disponível em: &lt;http://www.scielo.br/scielo.php?script=sci_arttext&amp;pid=S0100-19652000000200006&gt;. Acesso em: 19 ago. 2009. </text:span></text:p>
      <text:p text:style-name="P41"/>
      <text:p text:style-name="P51"><text:span text:style-name="T18">KARNOPP, Lodenir Becker. Língua de sinais na educação de surdos. In: THOMA,</text:span><text:span text:style-name="T11"><office:annotation loext:resolved="false"><dc:creator>Autor desconhecido</dc:creator><dc:date>2016-03-23T11:43:00</dc:date><text:p text:style-name="P100"><text:span text:style-name="T92">Capítulo de Livro</text:span></text:p></office:annotation></text:span><text:span text:style-name="T18"> Adriana da Silva; LOPES, Maura Corcini (Org.). </text:span><text:span text:style-name="T19">A invenção da surdez:</text:span><text:span text:style-name="T18"> cultura, alteridade, identidade e diferença no campo da educação. Santa Cruz do Sul: Edunisc, 2005. p. 105-113. </text:span></text:p>
      <text:p text:style-name="P42"/>
      <text:p text:style-name="P51"><text:span text:style-name="T18">UNIVERSIDADE FEDERAL DE SANTA CATARINA. BIBLIOTECA</text:span><text:span text:style-name="T11"><office:annotation loext:resolved="false"><dc:creator>Autor desconhecido</dc:creator><dc:date>2016-03-23T11:44:00</dc:date><text:p text:style-name="P100"><text:span text:style-name="T92">Vídeo do Youtube</text:span></text:p></office:annotation></text:span><text:span text:style-name="T18"> CENTRAL. </text:span><text:span text:style-name="T19">Vídeoaula I</text:span><text:span text:style-name="T18">I: Portal Capes : busca rápida. Florianópolis, 2011. Disponível em: &lt;http://www.youtube.com/user/BIBLIOTECASUFSC&gt;. Acesso em: 23 jan. 2012. </text:span></text:p>
      <text:p text:style-name="P44"/>
      <text:p text:style-name="P18"/>
      <text:p text:style-name="P19">APÊNDICE A – Título</text:p>
      <text:p text:style-name="P18"/>
      <text:p text:style-name="P47">Os apêndices são textos e/ou documentos elaborados pelo próprio autor para complementar o texto principal. É UM ELEMENTO OPCIONAL.</text:p>
      <text:p text:style-name="P46"/>
      <text:p text:style-name="P18"/>
      <text:p text:style-name="P19">ANEXO A – Título</text:p>
      <text:p text:style-name="P18"/>
      <text:p text:style-name="P3"><text:span text:style-name="T17">Elemento opcional. O anexo é um “texto ou documento não elaborado </text:span><text:span text:style-name="T13">pelo autor, que serve de fundamentação, comprovação e ilustração” .</text:span></text:p>
      <text:p text:style-name="P47"/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 Neue" svg:font-family="'Helvetica Neue', Helvetica, Roboto, Arial, sans-serif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 style:font-family-generic="roman" style:font-pitch="variable"/>
    <style:font-face style:name="Mangal3" svg:font-family="Mangal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NSimSun1" svg:font-family="NSimSun" style:font-pitch="variable"/>
    <style:font-face style:name="OpenSymbol" svg:font-family="OpenSymbol" style:font-charset="x-symbol"/>
    <style:font-face style:name="SimSun" svg:font-family="SimSun, 宋体" style:font-pitch="variable"/>
    <style:font-face style:name="SimSun1" svg:font-family="SimSun" style:font-pitch="variable"/>
    <style:font-face style:name="Symbol" svg:font-family="Symbol" style:font-family-generic="roman" style:font-pitch="variable"/>
    <style:font-face style:name="Ubuntu" svg:font-family="Ubuntu, 'Segoe UI', 'Helvetica Neue', Arial, sans-serif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SimSun1" style:font-family-asian="SimSun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3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3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3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Unipampa_20_-_20_Título_20_de_20_Capítulo" style:display-name="Unipampa - Título de Capítulo" style:family="paragraph" style:parent-style-name="Standard">
      <style:paragraph-properties fo:margin-top="3cm" fo:margin-bottom="0cm" style:contextual-spacing="false" fo:text-align="center" style:justify-single-word="false"/>
      <style:text-properties style:font-name="Arial1" fo:font-family="Arial" style:font-family-generic="swiss" style:font-pitch="variable" fo:font-size="14pt" style:font-size-asian="14pt" style:font-name-complex="Arial1" style:font-family-complex="Arial" style:font-family-generic-complex="swiss" style:font-pitch-complex="variable" style:font-size-complex="14pt"/>
    </style:style>
    <style:style style:name="Unipampa_20_-_20_Parágrafo_20_do_20_Resumo" style:display-name="Unipampa - Parágrafo do Resumo" style:family="paragraph" style:parent-style-name="Standard">
      <style:paragraph-properties fo:line-height="150%" fo:text-align="justify" style:justify-single-word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_31__20_texto" style:display-name="1 texto" style:family="paragraph" style:parent-style-name="Standard">
      <style:paragraph-properties fo:margin-left="0cm" fo:margin-right="0cm" fo:line-height="150%" fo:text-indent="2cm" style:auto-text-indent="false"/>
      <style:text-properties style:font-size-complex="12pt"/>
    </style:style>
    <style:style style:name="_36_3_20_Título_20_de_20_Seção" style:display-name="63 Título de Seção" style:family="paragraph" style:parent-style-name="_31__20_texto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style:font-weight-asian="bold"/>
    </style:style>
    <style:style style:name="_32__20_citação_20_longa" style:display-name="2 citação longa" style:family="paragraph" style:parent-style-name="Standard" style:next-style-name="Standard">
      <style:paragraph-properties fo:margin-left="4.001cm" fo:margin-right="0cm" fo:text-indent="0cm" style:auto-text-indent="false"/>
      <style:text-properties fo:font-size="10pt" style:font-size-asian="10pt"/>
    </style:style>
    <style:style style:name="_35_5_20_tabela_20_fonte" style:display-name="55 tabela fonte" style:family="paragraph" style:parent-style-name="Standard">
      <style:text-properties fo:font-size="10pt" style:font-size-asian="10pt"/>
    </style:style>
    <style:style style:name="_35_1_20_tabela_20_à_20_esquerda" style:display-name="51 tabela à esquerda" style:family="paragraph" style:parent-style-name="Standard">
      <style:paragraph-properties fo:margin-top="0.035cm" fo:margin-bottom="0.035cm" style:contextual-spacing="false" fo:text-align="start" style:justify-single-word="false"/>
      <style:text-properties fo:font-size="10pt" style:font-size-asian="10pt"/>
    </style:style>
    <style:style style:name="_35_3_20_tabela_20_à_20_direita" style:display-name="53 tabela à direita" style:family="paragraph" style:parent-style-name="_35_1_20_tabela_20_à_20_esquerda">
      <style:paragraph-properties fo:text-align="end" style:justify-single-word="false"/>
    </style:style>
    <style:style style:name="_35_2_20_tabela_20_centralizado" style:display-name="52 tabela centralizado" style:family="paragraph" style:parent-style-name="_35_3_20_tabela_20_à_20_direita">
      <style:paragraph-properties fo:text-align="center" style:justify-single-word="false"/>
    </style:style>
    <style:style style:name="_36_1_20_título_20_do_20_artigo" style:display-name="61 título do artigo" style:family="paragraph" style:parent-style-name="Standard">
      <style:paragraph-properties fo:line-height="150%" fo:text-align="center" style:justify-single-word="false"/>
      <style:text-properties fo:text-transform="uppercase" fo:font-weight="bold" style:font-weight-asian="bold"/>
    </style:style>
    <style:style style:name="_31_1_20_resumos" style:display-name="11 resumos" style:family="paragraph" style:parent-style-name="Standard"/>
    <style:style style:name="_34__20_referência" style:display-name="4 referência" style:family="paragraph" style:parent-style-name="_32__20_citação_20_longa">
      <style:paragraph-properties fo:margin-left="0cm" fo:margin-right="0cm" fo:margin-top="0cm" fo:margin-bottom="0.423cm" style:contextual-spacing="false" fo:text-align="start" style:justify-single-word="false" fo:text-indent="0cm" style:auto-text-indent="false"/>
      <style:text-properties fo:font-size="12pt" style:font-size-asian="12pt"/>
    </style:style>
    <style:style style:name="Quebra_20_de_20_Página" style:display-name="Quebra de Página" style:family="paragraph" style:parent-style-name="Standard">
      <style:text-properties fo:font-size="1pt" style:font-size-asian="1pt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cteres_20_de_20_nota_20_de_20_fim" style:display-name="WW-Caracteres de nota de fim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Âncora_20_de_20_nota_20_de_20_rodapé" style:display-name="Âncora de nota de rodapé" style:family="text">
      <style:text-properties style:text-position="super 58%"/>
    </style:style>
    <style:style style:name="Âncora_20_de_20_nota_20_de_20_fim" style:display-name="Âncora de nota de fim" style:family="text">
      <style:text-properties style:text-position="super 58%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4-04T13:38:17</meta:creation-date>
    <dc:date>2022-05-16T00:48:35.336000000</dc:date>
    <meta:print-date>2016-05-17T09:52:00</meta:print-date>
    <meta:editing-cycles>40</meta:editing-cycles>
    <meta:editing-duration>P2DT3H8M15S</meta:editing-duration>
    <meta:generator>LibreOffice/7.2.0.4$Windows_X86_64 LibreOffice_project/9a9c6381e3f7a62afc1329bd359cc48accb6435b</meta:generator>
    <meta:document-statistic meta:table-count="2" meta:image-count="0" meta:object-count="0" meta:page-count="11" meta:paragraph-count="158" meta:word-count="2301" meta:character-count="15174" meta:non-whitespace-character-count="12999"/>
  </office:meta>
</office:document-meta>
</file>